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8.532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oomus_recordings_20221001_202410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File Size (MB)</text:p>
          </table:table-cell>
          <table:table-cell office:value-type="string" calcext:value-type="string">
            <text:p>File Count</text:p>
          </table:table-cell>
          <table:table-cell office:value-type="string" calcext:value-type="string">
            <text:p>Total Views</text:p>
          </table:table-cell>
          <table:table-cell office:value-type="string" calcext:value-type="string">
            <text:p>Total Downloads</text:p>
          </table:table-cell>
          <table:table-cell office:value-type="string" calcext:value-type="string">
            <text:p>Last Accessed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Truth</text:p>
          </table:table-cell>
          <table:table-cell office:value-type="string" calcext:value-type="string">
            <text:p>882 8472 4018</text:p>
          </table:table-cell>
          <table:table-cell office:value-type="string" calcext:value-type="string">
            <text:p>Oct 09, 2024 17:51:58</text:p>
          </table:table-cell>
          <table:table-cell office:value-type="float" office:value="379.7726" calcext:value-type="float">
            <text:p>379.77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es.daffin@gmail.com</text:p>
          </table:table-cell>
          <table:table-cell office:value-type="string" calcext:value-type="string">
            <text:p>Miles Daffin's Personal Meeting Room</text:p>
          </table:table-cell>
          <table:table-cell office:value-type="string" calcext:value-type="string">
            <text:p>582 256 1450</text:p>
          </table:table-cell>
          <table:table-cell office:value-type="string" calcext:value-type="string">
            <text:p>Oct 09, 2024 16:29:35</text:p>
          </table:table-cell>
          <table:table-cell office:value-type="float" office:value="285.2715" calcext:value-type="float">
            <text:p>285.27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 11, 2024 13:09:1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4-4: Tyranny Against Human Consciousness</text:p>
          </table:table-cell>
          <table:table-cell office:value-type="string" calcext:value-type="string">
            <text:p>829 8121 5771</text:p>
          </table:table-cell>
          <table:table-cell office:value-type="string" calcext:value-type="string">
            <text:p>Oct 06, 2024 17:45:51</text:p>
          </table:table-cell>
          <table:table-cell office:value-type="float" office:value="517.6352" calcext:value-type="float">
            <text:p>517.635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09, 2024 23:02:3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New Resonance 2.0</text:p>
          </table:table-cell>
          <table:table-cell office:value-type="string" calcext:value-type="string">
            <text:p>858 6469 9897</text:p>
          </table:table-cell>
          <table:table-cell office:value-type="string" calcext:value-type="string">
            <text:p>Oct 06, 2024 15:46:54</text:p>
          </table:table-cell>
          <table:table-cell office:value-type="float" office:value="447.0282" calcext:value-type="float">
            <text:p>447.02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t 10, 2024 08:44:0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Truth</text:p>
          </table:table-cell>
          <table:table-cell office:value-type="string" calcext:value-type="string">
            <text:p>882 8472 4018</text:p>
          </table:table-cell>
          <table:table-cell office:value-type="string" calcext:value-type="string">
            <text:p>Oct 02, 2024 18:00:10</text:p>
          </table:table-cell>
          <table:table-cell office:value-type="float" office:value="564.9783" calcext:value-type="float">
            <text:p>564.97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03, 2024 01:22:2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Truth</text:p>
          </table:table-cell>
          <table:table-cell office:value-type="string" calcext:value-type="string">
            <text:p>857 0119 4826</text:p>
          </table:table-cell>
          <table:table-cell office:value-type="string" calcext:value-type="string">
            <text:p>Sep 22, 2024 17:51:08</text:p>
          </table:table-cell>
          <table:table-cell office:value-type="float" office:value="517.9358" calcext:value-type="float">
            <text:p>517.93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 26, 2024 10:18:4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<text:s/>Own Your Reality</text:p>
          </table:table-cell>
          <table:table-cell office:value-type="string" calcext:value-type="string">
            <text:p>885 3532 3645</text:p>
          </table:table-cell>
          <table:table-cell office:value-type="string" calcext:value-type="string">
            <text:p>Sep 18, 2024 17:59:05</text:p>
          </table:table-cell>
          <table:table-cell office:value-type="float" office:value="341.4137" calcext:value-type="float">
            <text:p>341.41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 26, 2024 10:20:1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<text:s/>Own Your Reality</text:p>
          </table:table-cell>
          <table:table-cell office:value-type="string" calcext:value-type="string">
            <text:p>885 3532 3645</text:p>
          </table:table-cell>
          <table:table-cell office:value-type="string" calcext:value-type="string">
            <text:p>Sep 16, 2024 17:56:30</text:p>
          </table:table-cell>
          <table:table-cell office:value-type="float" office:value="483.6622" calcext:value-type="float">
            <text:p>483.66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Truth</text:p>
          </table:table-cell>
          <table:table-cell office:value-type="string" calcext:value-type="string">
            <text:p>857 0119 4826</text:p>
          </table:table-cell>
          <table:table-cell office:value-type="string" calcext:value-type="string">
            <text:p>Sep 15, 2024 17:50:43</text:p>
          </table:table-cell>
          <table:table-cell office:value-type="float" office:value="436.5016" calcext:value-type="float">
            <text:p>436.50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 16, 2024 19:54:5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<text:s/>Own Your Reality</text:p>
          </table:table-cell>
          <table:table-cell office:value-type="string" calcext:value-type="string">
            <text:p>885 3532 3645</text:p>
          </table:table-cell>
          <table:table-cell office:value-type="string" calcext:value-type="string">
            <text:p>Sep 11, 2024 17:56:16</text:p>
          </table:table-cell>
          <table:table-cell office:value-type="float" office:value="545.7698" calcext:value-type="float">
            <text:p>545.76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David Wood's Personal Meeting Room</text:p>
          </table:table-cell>
          <table:table-cell office:value-type="string" calcext:value-type="string">
            <text:p>640 229 2580</text:p>
          </table:table-cell>
          <table:table-cell office:value-type="string" calcext:value-type="string">
            <text:p>Sep 09, 2024 17:56:00</text:p>
          </table:table-cell>
          <table:table-cell office:value-type="float" office:value="399.0554" calcext:value-type="float">
            <text:p>399.05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 16, 2024 18:02:3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Truth</text:p>
          </table:table-cell>
          <table:table-cell office:value-type="string" calcext:value-type="string">
            <text:p>857 0119 4826</text:p>
          </table:table-cell>
          <table:table-cell office:value-type="string" calcext:value-type="string">
            <text:p>Sep 08, 2024 17:50:15</text:p>
          </table:table-cell>
          <table:table-cell office:value-type="float" office:value="427.7929" calcext:value-type="float">
            <text:p>427.79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 09, 2024 23:24:1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My Big TOE</text:p>
          </table:table-cell>
          <table:table-cell office:value-type="string" calcext:value-type="string">
            <text:p>897 5056 4620</text:p>
          </table:table-cell>
          <table:table-cell office:value-type="string" calcext:value-type="string">
            <text:p>Sep 08, 2024 15:54:08</text:p>
          </table:table-cell>
          <table:table-cell office:value-type="float" office:value="1630.7008" calcext:value-type="float">
            <text:p>1630.70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 26, 2024 11:43:2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David Wood's Personal Meeting Room</text:p>
          </table:table-cell>
          <table:table-cell office:value-type="string" calcext:value-type="string">
            <text:p>640 229 2580</text:p>
          </table:table-cell>
          <table:table-cell office:value-type="string" calcext:value-type="string">
            <text:p>Sep 07, 2024 15:15:58</text:p>
          </table:table-cell>
          <table:table-cell office:value-type="float" office:value="892.3388" calcext:value-type="float">
            <text:p>892.33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Reality - Catchup Meeting</text:p>
          </table:table-cell>
          <table:table-cell office:value-type="string" calcext:value-type="string">
            <text:p>640 229 2580</text:p>
          </table:table-cell>
          <table:table-cell office:value-type="string" calcext:value-type="string">
            <text:p>Sep 06, 2024 18:09:57</text:p>
          </table:table-cell>
          <table:table-cell office:value-type="float" office:value="330.8139" calcext:value-type="float">
            <text:p>330.813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 28, 2024 22:41:2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<text:s/>Own Your Reality</text:p>
          </table:table-cell>
          <table:table-cell office:value-type="string" calcext:value-type="string">
            <text:p>885 3532 3645</text:p>
          </table:table-cell>
          <table:table-cell office:value-type="string" calcext:value-type="string">
            <text:p>Sep 04, 2024 17:50:44</text:p>
          </table:table-cell>
          <table:table-cell office:value-type="float" office:value="690.0327" calcext:value-type="float">
            <text:p>690.03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 07, 2024 16:28:4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My Big TOE</text:p>
          </table:table-cell>
          <table:table-cell office:value-type="string" calcext:value-type="string">
            <text:p>897 5056 4620</text:p>
          </table:table-cell>
          <table:table-cell office:value-type="string" calcext:value-type="string">
            <text:p>Sep 01, 2024 15:56:19</text:p>
          </table:table-cell>
          <table:table-cell office:value-type="float" office:value="866.0602" calcext:value-type="float">
            <text:p>866.06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 11, 2024 08:18:0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<text:s/>Own Your Reality</text:p>
          </table:table-cell>
          <table:table-cell office:value-type="string" calcext:value-type="string">
            <text:p>885 3532 3645</text:p>
          </table:table-cell>
          <table:table-cell office:value-type="string" calcext:value-type="string">
            <text:p>Aug 28, 2024 17:51:50</text:p>
          </table:table-cell>
          <table:table-cell office:value-type="float" office:value="451.9409" calcext:value-type="float">
            <text:p>451.94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Truth</text:p>
          </table:table-cell>
          <table:table-cell office:value-type="string" calcext:value-type="string">
            <text:p>857 0119 4826</text:p>
          </table:table-cell>
          <table:table-cell office:value-type="string" calcext:value-type="string">
            <text:p>Aug 25, 2024 17:55:28</text:p>
          </table:table-cell>
          <table:table-cell office:value-type="float" office:value="440.8283" calcext:value-type="float">
            <text:p>440.82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 26, 2024 12:35:2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My Big TOE</text:p>
          </table:table-cell>
          <table:table-cell office:value-type="string" calcext:value-type="string">
            <text:p>897 5056 4620</text:p>
          </table:table-cell>
          <table:table-cell office:value-type="string" calcext:value-type="string">
            <text:p>Aug 25, 2024 15:51:38</text:p>
          </table:table-cell>
          <table:table-cell office:value-type="float" office:value="509.7844" calcext:value-type="float">
            <text:p>509.78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 06, 2024 08:40:2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<text:s/>Own Your Reality</text:p>
          </table:table-cell>
          <table:table-cell office:value-type="string" calcext:value-type="string">
            <text:p>885 3532 3645</text:p>
          </table:table-cell>
          <table:table-cell office:value-type="string" calcext:value-type="string">
            <text:p>Aug 21, 2024 18:00:25</text:p>
          </table:table-cell>
          <table:table-cell office:value-type="float" office:value="650.194" calcext:value-type="float">
            <text:p>650.1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 07, 2024 13:42:1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Truth</text:p>
          </table:table-cell>
          <table:table-cell office:value-type="string" calcext:value-type="string">
            <text:p>857 0119 4826</text:p>
          </table:table-cell>
          <table:table-cell office:value-type="string" calcext:value-type="string">
            <text:p>Aug 18, 2024 17:57:26</text:p>
          </table:table-cell>
          <table:table-cell office:value-type="float" office:value="658.7826" calcext:value-type="float">
            <text:p>658.78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 23, 2024 15:00:2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My Big TOE</text:p>
          </table:table-cell>
          <table:table-cell office:value-type="string" calcext:value-type="string">
            <text:p>897 5056 4620</text:p>
          </table:table-cell>
          <table:table-cell office:value-type="string" calcext:value-type="string">
            <text:p>Aug 18, 2024 15:43:07</text:p>
          </table:table-cell>
          <table:table-cell office:value-type="float" office:value="550.9023" calcext:value-type="float">
            <text:p>550.90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 01, 2024 21:45:1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<text:s/>Own Your Reality</text:p>
          </table:table-cell>
          <table:table-cell office:value-type="string" calcext:value-type="string">
            <text:p>885 3532 3645</text:p>
          </table:table-cell>
          <table:table-cell office:value-type="string" calcext:value-type="string">
            <text:p>Aug 14, 2024 17:56:32</text:p>
          </table:table-cell>
          <table:table-cell office:value-type="float" office:value="0.8825" calcext:value-type="float">
            <text:p>0.88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 07, 2024 13:50:4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Truth</text:p>
          </table:table-cell>
          <table:table-cell office:value-type="string" calcext:value-type="string">
            <text:p>857 0119 4826</text:p>
          </table:table-cell>
          <table:table-cell office:value-type="string" calcext:value-type="string">
            <text:p>Aug 11, 2024 17:54:22</text:p>
          </table:table-cell>
          <table:table-cell office:value-type="float" office:value="453.5751" calcext:value-type="float">
            <text:p>453.575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 15, 2024 18:45:2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My Big TOE</text:p>
          </table:table-cell>
          <table:table-cell office:value-type="string" calcext:value-type="string">
            <text:p>897 5056 4620</text:p>
          </table:table-cell>
          <table:table-cell office:value-type="string" calcext:value-type="string">
            <text:p>Aug 11, 2024 15:56:36</text:p>
          </table:table-cell>
          <table:table-cell office:value-type="float" office:value="607.1505" calcext:value-type="float">
            <text:p>607.15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 19, 2024 11:58:2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<text:s/>Own Your Reality</text:p>
          </table:table-cell>
          <table:table-cell office:value-type="string" calcext:value-type="string">
            <text:p>885 3532 3645</text:p>
          </table:table-cell>
          <table:table-cell office:value-type="string" calcext:value-type="string">
            <text:p>Aug 07, 2024 17:51:10</text:p>
          </table:table-cell>
          <table:table-cell office:value-type="float" office:value="482.3532" calcext:value-type="float">
            <text:p>482.35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 07, 2024 14:22:1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Truth</text:p>
          </table:table-cell>
          <table:table-cell office:value-type="string" calcext:value-type="string">
            <text:p>857 0119 4826</text:p>
          </table:table-cell>
          <table:table-cell office:value-type="string" calcext:value-type="string">
            <text:p>Aug 04, 2024 17:59:51</text:p>
          </table:table-cell>
          <table:table-cell office:value-type="float" office:value="453.696" calcext:value-type="float">
            <text:p>453.6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 10, 2024 11:42:0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My Big TOE</text:p>
          </table:table-cell>
          <table:table-cell office:value-type="string" calcext:value-type="string">
            <text:p>897 5056 4620</text:p>
          </table:table-cell>
          <table:table-cell office:value-type="string" calcext:value-type="string">
            <text:p>Aug 04, 2024 15:53:59</text:p>
          </table:table-cell>
          <table:table-cell office:value-type="float" office:value="688.7316" calcext:value-type="float">
            <text:p>688.73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g 14, 2024 11:45:2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<text:s/>Own Your Reality</text:p>
          </table:table-cell>
          <table:table-cell office:value-type="string" calcext:value-type="string">
            <text:p>885 3532 3645</text:p>
          </table:table-cell>
          <table:table-cell office:value-type="string" calcext:value-type="string">
            <text:p>Jul 31, 2024 18:02:31</text:p>
          </table:table-cell>
          <table:table-cell office:value-type="float" office:value="14.1398" calcext:value-type="float">
            <text:p>14.13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Truth</text:p>
          </table:table-cell>
          <table:table-cell office:value-type="string" calcext:value-type="string">
            <text:p>857 0119 4826</text:p>
          </table:table-cell>
          <table:table-cell office:value-type="string" calcext:value-type="string">
            <text:p>Jul 28, 2024 17:56:13</text:p>
          </table:table-cell>
          <table:table-cell office:value-type="float" office:value="366.2189" calcext:value-type="float">
            <text:p>366.21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 30, 2024 15:35:2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My Big TOE</text:p>
          </table:table-cell>
          <table:table-cell office:value-type="string" calcext:value-type="string">
            <text:p>897 5056 4620</text:p>
          </table:table-cell>
          <table:table-cell office:value-type="string" calcext:value-type="string">
            <text:p>Jul 28, 2024 15:50:25</text:p>
          </table:table-cell>
          <table:table-cell office:value-type="float" office:value="414.4052" calcext:value-type="float">
            <text:p>414.40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l 30, 2024 16:53:3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<text:s/>Own Your Reality</text:p>
          </table:table-cell>
          <table:table-cell office:value-type="string" calcext:value-type="string">
            <text:p>885 3532 3645</text:p>
          </table:table-cell>
          <table:table-cell office:value-type="string" calcext:value-type="string">
            <text:p>Jul 24, 2024 17:55:32</text:p>
          </table:table-cell>
          <table:table-cell office:value-type="float" office:value="323.9129" calcext:value-type="float">
            <text:p>323.91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Truth</text:p>
          </table:table-cell>
          <table:table-cell office:value-type="string" calcext:value-type="string">
            <text:p>857 0119 4826</text:p>
          </table:table-cell>
          <table:table-cell office:value-type="string" calcext:value-type="string">
            <text:p>Jul 21, 2024 17:57:43</text:p>
          </table:table-cell>
          <table:table-cell office:value-type="float" office:value="498.2939" calcext:value-type="float">
            <text:p>498.29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 22, 2024 12:41:2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My Big TOE</text:p>
          </table:table-cell>
          <table:table-cell office:value-type="string" calcext:value-type="string">
            <text:p>897 5056 4620</text:p>
          </table:table-cell>
          <table:table-cell office:value-type="string" calcext:value-type="string">
            <text:p>Jul 21, 2024 15:49:51</text:p>
          </table:table-cell>
          <table:table-cell office:value-type="float" office:value="360.1093" calcext:value-type="float">
            <text:p>360.10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 26, 2024 04:02:5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<text:s/>Own Your Reality</text:p>
          </table:table-cell>
          <table:table-cell office:value-type="string" calcext:value-type="string">
            <text:p>885 3532 3645</text:p>
          </table:table-cell>
          <table:table-cell office:value-type="string" calcext:value-type="string">
            <text:p>Jul 17, 2024 17:53:50</text:p>
          </table:table-cell>
          <table:table-cell office:value-type="float" office:value="699.2282" calcext:value-type="float">
            <text:p>699.22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<text:s/>Own Your Reality</text:p>
          </table:table-cell>
          <table:table-cell office:value-type="string" calcext:value-type="string">
            <text:p>885 3532 3645</text:p>
          </table:table-cell>
          <table:table-cell office:value-type="string" calcext:value-type="string">
            <text:p>Jul 17, 2024 16:05:22</text:p>
          </table:table-cell>
          <table:table-cell office:value-type="float" office:value="11.2608" calcext:value-type="float">
            <text:p>11.26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Truth</text:p>
          </table:table-cell>
          <table:table-cell office:value-type="string" calcext:value-type="string">
            <text:p>857 0119 4826</text:p>
          </table:table-cell>
          <table:table-cell office:value-type="string" calcext:value-type="string">
            <text:p>Jul 14, 2024 17:53:39</text:p>
          </table:table-cell>
          <table:table-cell office:value-type="float" office:value="414.4192" calcext:value-type="float">
            <text:p>414.41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 17, 2024 18:10:0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My Big TOE</text:p>
          </table:table-cell>
          <table:table-cell office:value-type="string" calcext:value-type="string">
            <text:p>897 5056 4620</text:p>
          </table:table-cell>
          <table:table-cell office:value-type="string" calcext:value-type="string">
            <text:p>Jul 14, 2024 15:53:52</text:p>
          </table:table-cell>
          <table:table-cell office:value-type="float" office:value="620.2634" calcext:value-type="float">
            <text:p>620.26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l 16, 2024 02:15:1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Truth</text:p>
          </table:table-cell>
          <table:table-cell office:value-type="string" calcext:value-type="string">
            <text:p>857 0119 4826</text:p>
          </table:table-cell>
          <table:table-cell office:value-type="string" calcext:value-type="string">
            <text:p>Jul 07, 2024 17:53:59</text:p>
          </table:table-cell>
          <table:table-cell office:value-type="float" office:value="757.9173" calcext:value-type="float">
            <text:p>757.91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 08, 2024 19:34:3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My Big TOE</text:p>
          </table:table-cell>
          <table:table-cell office:value-type="string" calcext:value-type="string">
            <text:p>897 5056 4620</text:p>
          </table:table-cell>
          <table:table-cell office:value-type="string" calcext:value-type="string">
            <text:p>Jul 07, 2024 15:54:07</text:p>
          </table:table-cell>
          <table:table-cell office:value-type="float" office:value="642.2838" calcext:value-type="float">
            <text:p>642.28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 21, 2024 15:51:1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yranny Against Human Consciousness </text:p>
          </table:table-cell>
          <table:table-cell office:value-type="string" calcext:value-type="string">
            <text:p>860 4038 9351</text:p>
          </table:table-cell>
          <table:table-cell office:value-type="string" calcext:value-type="string">
            <text:p>Jun 26, 2024 19:59:47</text:p>
          </table:table-cell>
          <table:table-cell office:value-type="float" office:value="277.2694" calcext:value-type="float">
            <text:p>277.26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4-2: Welcome to the Machine</text:p>
          </table:table-cell>
          <table:table-cell office:value-type="string" calcext:value-type="string">
            <text:p>846 6244 8808</text:p>
          </table:table-cell>
          <table:table-cell office:value-type="string" calcext:value-type="string">
            <text:p>Jun 26, 2024 19:53:06</text:p>
          </table:table-cell>
          <table:table-cell office:value-type="float" office:value="12.6438" calcext:value-type="float">
            <text:p>12.64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Human Becoming</text:p>
          </table:table-cell>
          <table:table-cell office:value-type="string" calcext:value-type="string">
            <text:p>820 0960 6287</text:p>
          </table:table-cell>
          <table:table-cell office:value-type="string" calcext:value-type="string">
            <text:p>Jun 23, 2024 15:57:23</text:p>
          </table:table-cell>
          <table:table-cell office:value-type="float" office:value="9.238" calcext:value-type="float">
            <text:p>9.2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yranny Against Human Consciousness </text:p>
          </table:table-cell>
          <table:table-cell office:value-type="string" calcext:value-type="string">
            <text:p>860 4038 9351</text:p>
          </table:table-cell>
          <table:table-cell office:value-type="string" calcext:value-type="string">
            <text:p>Jun 19, 2024 19:52:47</text:p>
          </table:table-cell>
          <table:table-cell office:value-type="float" office:value="374.0815" calcext:value-type="float">
            <text:p>374.08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Sovereignty</text:p>
          </table:table-cell>
          <table:table-cell office:value-type="string" calcext:value-type="string">
            <text:p>824 8550 1568</text:p>
          </table:table-cell>
          <table:table-cell office:value-type="string" calcext:value-type="string">
            <text:p>Jun 19, 2024 15:55:04</text:p>
          </table:table-cell>
          <table:table-cell office:value-type="float" office:value="6.2594" calcext:value-type="float">
            <text:p>6.25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n 25, 2024 13:25:2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Reality</text:p>
          </table:table-cell>
          <table:table-cell office:value-type="string" calcext:value-type="string">
            <text:p>814 6924 0722</text:p>
          </table:table-cell>
          <table:table-cell office:value-type="string" calcext:value-type="string">
            <text:p>Jun 16, 2024 17:54:54</text:p>
          </table:table-cell>
          <table:table-cell office:value-type="float" office:value="540.8007" calcext:value-type="float">
            <text:p>540.80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 07, 2024 09:52:1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yranny Against Human Consciousness </text:p>
          </table:table-cell>
          <table:table-cell office:value-type="string" calcext:value-type="string">
            <text:p>860 4038 9351</text:p>
          </table:table-cell>
          <table:table-cell office:value-type="string" calcext:value-type="string">
            <text:p>Jun 12, 2024 19:47:19</text:p>
          </table:table-cell>
          <table:table-cell office:value-type="float" office:value="227.0435" calcext:value-type="float">
            <text:p>227.04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Sovereignty</text:p>
          </table:table-cell>
          <table:table-cell office:value-type="string" calcext:value-type="string">
            <text:p>824 8550 1568</text:p>
          </table:table-cell>
          <table:table-cell office:value-type="string" calcext:value-type="string">
            <text:p>Jun 12, 2024 15:56:02</text:p>
          </table:table-cell>
          <table:table-cell office:value-type="float" office:value="517.2752" calcext:value-type="float">
            <text:p>517.27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Reality</text:p>
          </table:table-cell>
          <table:table-cell office:value-type="string" calcext:value-type="string">
            <text:p>814 6924 0722</text:p>
          </table:table-cell>
          <table:table-cell office:value-type="string" calcext:value-type="string">
            <text:p>Jun 09, 2024 17:50:51</text:p>
          </table:table-cell>
          <table:table-cell office:value-type="float" office:value="678.1503" calcext:value-type="float">
            <text:p>678.1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Sovereignty</text:p>
          </table:table-cell>
          <table:table-cell office:value-type="string" calcext:value-type="string">
            <text:p>824 8550 1568</text:p>
          </table:table-cell>
          <table:table-cell office:value-type="string" calcext:value-type="string">
            <text:p>Jun 05, 2024 16:02:23</text:p>
          </table:table-cell>
          <table:table-cell office:value-type="float" office:value="353.2634" calcext:value-type="float">
            <text:p>353.26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Human Becoming</text:p>
          </table:table-cell>
          <table:table-cell office:value-type="string" calcext:value-type="string">
            <text:p>820 0960 6287</text:p>
          </table:table-cell>
          <table:table-cell office:value-type="string" calcext:value-type="string">
            <text:p>Jun 02, 2024 15:57:35</text:p>
          </table:table-cell>
          <table:table-cell office:value-type="float" office:value="61.4522" calcext:value-type="float">
            <text:p>61.45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Reality</text:p>
          </table:table-cell>
          <table:table-cell office:value-type="string" calcext:value-type="string">
            <text:p>814 6924 0722</text:p>
          </table:table-cell>
          <table:table-cell office:value-type="string" calcext:value-type="string">
            <text:p>May 26, 2024 17:54:52</text:p>
          </table:table-cell>
          <table:table-cell office:value-type="float" office:value="362.1448" calcext:value-type="float">
            <text:p>362.14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Human Becoming</text:p>
          </table:table-cell>
          <table:table-cell office:value-type="string" calcext:value-type="string">
            <text:p>820 0960 6287</text:p>
          </table:table-cell>
          <table:table-cell office:value-type="string" calcext:value-type="string">
            <text:p>May 26, 2024 15:57:01</text:p>
          </table:table-cell>
          <table:table-cell office:value-type="float" office:value="394.9874" calcext:value-type="float">
            <text:p>394.98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yranny Against Human Consciousness </text:p>
          </table:table-cell>
          <table:table-cell office:value-type="string" calcext:value-type="string">
            <text:p>860 4038 9351</text:p>
          </table:table-cell>
          <table:table-cell office:value-type="string" calcext:value-type="string">
            <text:p>May 22, 2024 19:54:49</text:p>
          </table:table-cell>
          <table:table-cell office:value-type="float" office:value="384.48" calcext:value-type="float">
            <text:p>384.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Sovereignty</text:p>
          </table:table-cell>
          <table:table-cell office:value-type="string" calcext:value-type="string">
            <text:p>824 8550 1568</text:p>
          </table:table-cell>
          <table:table-cell office:value-type="string" calcext:value-type="string">
            <text:p>May 22, 2024 15:55:09</text:p>
          </table:table-cell>
          <table:table-cell office:value-type="float" office:value="2.0957" calcext:value-type="float">
            <text:p>2.09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Reality</text:p>
          </table:table-cell>
          <table:table-cell office:value-type="string" calcext:value-type="string">
            <text:p>814 6924 0722</text:p>
          </table:table-cell>
          <table:table-cell office:value-type="string" calcext:value-type="string">
            <text:p>May 19, 2024 17:56:54</text:p>
          </table:table-cell>
          <table:table-cell office:value-type="float" office:value="496.5133" calcext:value-type="float">
            <text:p>496.51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n 23, 2024 17:58:0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Human Becoming</text:p>
          </table:table-cell>
          <table:table-cell office:value-type="string" calcext:value-type="string">
            <text:p>820 0960 6287</text:p>
          </table:table-cell>
          <table:table-cell office:value-type="string" calcext:value-type="string">
            <text:p>May 19, 2024 15:50:10</text:p>
          </table:table-cell>
          <table:table-cell office:value-type="float" office:value="707.123" calcext:value-type="float">
            <text:p>707.1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 20, 2024 10:14:5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yranny Against Human Consciousness </text:p>
          </table:table-cell>
          <table:table-cell office:value-type="string" calcext:value-type="string">
            <text:p>860 4038 9351</text:p>
          </table:table-cell>
          <table:table-cell office:value-type="string" calcext:value-type="string">
            <text:p>May 15, 2024 19:52:58</text:p>
          </table:table-cell>
          <table:table-cell office:value-type="float" office:value="431.7824" calcext:value-type="float">
            <text:p>431.78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Sovereignty</text:p>
          </table:table-cell>
          <table:table-cell office:value-type="string" calcext:value-type="string">
            <text:p>824 8550 1568</text:p>
          </table:table-cell>
          <table:table-cell office:value-type="string" calcext:value-type="string">
            <text:p>May 15, 2024 15:54:58</text:p>
          </table:table-cell>
          <table:table-cell office:value-type="float" office:value="656.6799" calcext:value-type="float">
            <text:p>656.67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 20, 2024 00:05:3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Reality</text:p>
          </table:table-cell>
          <table:table-cell office:value-type="string" calcext:value-type="string">
            <text:p>814 6924 0722</text:p>
          </table:table-cell>
          <table:table-cell office:value-type="string" calcext:value-type="string">
            <text:p>May 12, 2024 17:55:13</text:p>
          </table:table-cell>
          <table:table-cell office:value-type="float" office:value="395.9478" calcext:value-type="float">
            <text:p>395.94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 21, 2024 00:01:4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Human Becoming</text:p>
          </table:table-cell>
          <table:table-cell office:value-type="string" calcext:value-type="string">
            <text:p>820 0960 6287</text:p>
          </table:table-cell>
          <table:table-cell office:value-type="string" calcext:value-type="string">
            <text:p>May 12, 2024 15:58:52</text:p>
          </table:table-cell>
          <table:table-cell office:value-type="float" office:value="716.0802" calcext:value-type="float">
            <text:p>716.08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 25, 2024 20:04:1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Sovereignty</text:p>
          </table:table-cell>
          <table:table-cell office:value-type="string" calcext:value-type="string">
            <text:p>824 8550 1568</text:p>
          </table:table-cell>
          <table:table-cell office:value-type="string" calcext:value-type="string">
            <text:p>May 08, 2024 15:55:06</text:p>
          </table:table-cell>
          <table:table-cell office:value-type="float" office:value="297.4232" calcext:value-type="float">
            <text:p>297.42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 14, 2024 19:12:5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Reality</text:p>
          </table:table-cell>
          <table:table-cell office:value-type="string" calcext:value-type="string">
            <text:p>814 6924 0722</text:p>
          </table:table-cell>
          <table:table-cell office:value-type="string" calcext:value-type="string">
            <text:p>May 05, 2024 17:58:15</text:p>
          </table:table-cell>
          <table:table-cell office:value-type="float" office:value="273.3493" calcext:value-type="float">
            <text:p>273.34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 11, 2024 23:21:4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Human Becoming</text:p>
          </table:table-cell>
          <table:table-cell office:value-type="string" calcext:value-type="string">
            <text:p>820 0960 6287</text:p>
          </table:table-cell>
          <table:table-cell office:value-type="string" calcext:value-type="string">
            <text:p>May 05, 2024 15:58:44</text:p>
          </table:table-cell>
          <table:table-cell office:value-type="float" office:value="497.706" calcext:value-type="float">
            <text:p>497.7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25, 2024 20:08:2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Sovereignty</text:p>
          </table:table-cell>
          <table:table-cell office:value-type="string" calcext:value-type="string">
            <text:p>824 8550 1568</text:p>
          </table:table-cell>
          <table:table-cell office:value-type="string" calcext:value-type="string">
            <text:p>May 01, 2024 15:55:47</text:p>
          </table:table-cell>
          <table:table-cell office:value-type="float" office:value="545.7213" calcext:value-type="float">
            <text:p>545.72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07, 2024 00:07:5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Reality</text:p>
          </table:table-cell>
          <table:table-cell office:value-type="string" calcext:value-type="string">
            <text:p>814 6924 0722</text:p>
          </table:table-cell>
          <table:table-cell office:value-type="string" calcext:value-type="string">
            <text:p>Apr 28, 2024 17:53:07</text:p>
          </table:table-cell>
          <table:table-cell office:value-type="float" office:value="424.5195" calcext:value-type="float">
            <text:p>424.51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30, 2024 19:28:3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Human Becoming</text:p>
          </table:table-cell>
          <table:table-cell office:value-type="string" calcext:value-type="string">
            <text:p>820 0960 6287</text:p>
          </table:table-cell>
          <table:table-cell office:value-type="string" calcext:value-type="string">
            <text:p>Apr 28, 2024 15:56:13</text:p>
          </table:table-cell>
          <table:table-cell office:value-type="float" office:value="464.4087" calcext:value-type="float">
            <text:p>464.408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 30, 2024 19:59:2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Sovereignty</text:p>
          </table:table-cell>
          <table:table-cell office:value-type="string" calcext:value-type="string">
            <text:p>824 8550 1568</text:p>
          </table:table-cell>
          <table:table-cell office:value-type="string" calcext:value-type="string">
            <text:p>Apr 24, 2024 15:54:09</text:p>
          </table:table-cell>
          <table:table-cell office:value-type="float" office:value="447.6871" calcext:value-type="float">
            <text:p>447.68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 07, 2024 12:23:2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Reality</text:p>
          </table:table-cell>
          <table:table-cell office:value-type="string" calcext:value-type="string">
            <text:p>814 6924 0722</text:p>
          </table:table-cell>
          <table:table-cell office:value-type="string" calcext:value-type="string">
            <text:p>Apr 21, 2024 17:57:35</text:p>
          </table:table-cell>
          <table:table-cell office:value-type="float" office:value="434.8037" calcext:value-type="float">
            <text:p>434.80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24, 2024 10:44:0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Reality</text:p>
          </table:table-cell>
          <table:table-cell office:value-type="string" calcext:value-type="string">
            <text:p>814 6924 0722</text:p>
          </table:table-cell>
          <table:table-cell office:value-type="string" calcext:value-type="string">
            <text:p>Apr 21, 2024 17:55:50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Human Becoming</text:p>
          </table:table-cell>
          <table:table-cell office:value-type="string" calcext:value-type="string">
            <text:p>820 0960 6287</text:p>
          </table:table-cell>
          <table:table-cell office:value-type="string" calcext:value-type="string">
            <text:p>Apr 21, 2024 15:52:49</text:p>
          </table:table-cell>
          <table:table-cell office:value-type="float" office:value="430.6995" calcext:value-type="float">
            <text:p>430.69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 22, 2024 18:26:4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Sovereignty</text:p>
          </table:table-cell>
          <table:table-cell office:value-type="string" calcext:value-type="string">
            <text:p>824 8550 1568</text:p>
          </table:table-cell>
          <table:table-cell office:value-type="string" calcext:value-type="string">
            <text:p>Apr 17, 2024 15:51:36</text:p>
          </table:table-cell>
          <table:table-cell office:value-type="float" office:value="634.8307" calcext:value-type="float">
            <text:p>634.83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 07, 2024 12:17:3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Reality</text:p>
          </table:table-cell>
          <table:table-cell office:value-type="string" calcext:value-type="string">
            <text:p>814 6924 0722</text:p>
          </table:table-cell>
          <table:table-cell office:value-type="string" calcext:value-type="string">
            <text:p>Apr 14, 2024 17:55:49</text:p>
          </table:table-cell>
          <table:table-cell office:value-type="float" office:value="420.2057" calcext:value-type="float">
            <text:p>420.20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22, 2024 17:24:3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Human Becoming</text:p>
          </table:table-cell>
          <table:table-cell office:value-type="string" calcext:value-type="string">
            <text:p>820 0960 6287</text:p>
          </table:table-cell>
          <table:table-cell office:value-type="string" calcext:value-type="string">
            <text:p>Apr 14, 2024 15:55:48</text:p>
          </table:table-cell>
          <table:table-cell office:value-type="float" office:value="983.2772" calcext:value-type="float">
            <text:p>983.277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 22, 2024 17:20:3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yranny Against Human Consciousness </text:p>
          </table:table-cell>
          <table:table-cell office:value-type="string" calcext:value-type="string">
            <text:p>860 4038 9351</text:p>
          </table:table-cell>
          <table:table-cell office:value-type="string" calcext:value-type="string">
            <text:p>Apr 10, 2024 19:54:37</text:p>
          </table:table-cell>
          <table:table-cell office:value-type="float" office:value="444.1912" calcext:value-type="float">
            <text:p>444.19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17, 2024 13:02:5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Sovereignty</text:p>
          </table:table-cell>
          <table:table-cell office:value-type="string" calcext:value-type="string">
            <text:p>824 8550 1568</text:p>
          </table:table-cell>
          <table:table-cell office:value-type="string" calcext:value-type="string">
            <text:p>Apr 10, 2024 15:51:31</text:p>
          </table:table-cell>
          <table:table-cell office:value-type="float" office:value="437.3841" calcext:value-type="float">
            <text:p>437.38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 07, 2024 12:24:5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: Own Your Reality</text:p>
          </table:table-cell>
          <table:table-cell office:value-type="string" calcext:value-type="string">
            <text:p>814 6924 0722</text:p>
          </table:table-cell>
          <table:table-cell office:value-type="string" calcext:value-type="string">
            <text:p>Apr 07, 2024 17:57:13</text:p>
          </table:table-cell>
          <table:table-cell office:value-type="float" office:value="438.1817" calcext:value-type="float">
            <text:p>438.18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11, 2024 14:25:5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MicroMastery w/Robert Twigger</text:p>
          </table:table-cell>
          <table:table-cell office:value-type="string" calcext:value-type="string">
            <text:p>867 0330 6188</text:p>
          </table:table-cell>
          <table:table-cell office:value-type="string" calcext:value-type="string">
            <text:p>Apr 07, 2024 15:40:12</text:p>
          </table:table-cell>
          <table:table-cell office:value-type="float" office:value="407.9361" calcext:value-type="float">
            <text:p>407.936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t 01, 2024 13:37:5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yranny Against Human Consciousness </text:p>
          </table:table-cell>
          <table:table-cell office:value-type="string" calcext:value-type="string">
            <text:p>860 4038 9351</text:p>
          </table:table-cell>
          <table:table-cell office:value-type="string" calcext:value-type="string">
            <text:p>Apr 03, 2024 19:52:50</text:p>
          </table:table-cell>
          <table:table-cell office:value-type="float" office:value="362.1107" calcext:value-type="float">
            <text:p>362.11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11, 2024 12:40:1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: Own Your Sovereignty</text:p>
          </table:table-cell>
          <table:table-cell office:value-type="string" calcext:value-type="string">
            <text:p>824 8550 1568</text:p>
          </table:table-cell>
          <table:table-cell office:value-type="string" calcext:value-type="string">
            <text:p>Apr 03, 2024 15:56:03</text:p>
          </table:table-cell>
          <table:table-cell office:value-type="float" office:value="487.381" calcext:value-type="float">
            <text:p>487.3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 07, 2024 12:29:0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yranny Against Human Consciousness </text:p>
          </table:table-cell>
          <table:table-cell office:value-type="string" calcext:value-type="string">
            <text:p>860 4038 9351</text:p>
          </table:table-cell>
          <table:table-cell office:value-type="string" calcext:value-type="string">
            <text:p>Mar 27, 2024 20:52:33</text:p>
          </table:table-cell>
          <table:table-cell office:value-type="float" office:value="418.5988" calcext:value-type="float">
            <text:p>418.59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 - Own Your Sovereignty - 2024-Q1</text:p>
          </table:table-cell>
          <table:table-cell office:value-type="string" calcext:value-type="string">
            <text:p>896 0140 9836</text:p>
          </table:table-cell>
          <table:table-cell office:value-type="string" calcext:value-type="string">
            <text:p>Mar 17, 2024 18:57:39</text:p>
          </table:table-cell>
          <table:table-cell office:value-type="float" office:value="411.0797" calcext:value-type="float">
            <text:p>411.07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18, 2024 17:53:2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New Resonance - 2024-Q1</text:p>
          </table:table-cell>
          <table:table-cell office:value-type="string" calcext:value-type="string">
            <text:p>814 5797 4822</text:p>
          </table:table-cell>
          <table:table-cell office:value-type="string" calcext:value-type="string">
            <text:p>Mar 17, 2024 16:54:40</text:p>
          </table:table-cell>
          <table:table-cell office:value-type="float" office:value="455.2473" calcext:value-type="float">
            <text:p>455.24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18, 2024 18:27:4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New Resonance - 2024-Q1</text:p>
          </table:table-cell>
          <table:table-cell office:value-type="string" calcext:value-type="string">
            <text:p>814 5797 4822</text:p>
          </table:table-cell>
          <table:table-cell office:value-type="string" calcext:value-type="string">
            <text:p>Mar 17, 2024 16:00:44</text:p>
          </table:table-cell>
          <table:table-cell office:value-type="float" office:value="0.2979" calcext:value-type="float">
            <text:p>0.29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yranny Against Human Consciousness </text:p>
          </table:table-cell>
          <table:table-cell office:value-type="string" calcext:value-type="string">
            <text:p>860 4038 9351</text:p>
          </table:table-cell>
          <table:table-cell office:value-type="string" calcext:value-type="string">
            <text:p>Mar 13, 2024 20:51:50</text:p>
          </table:table-cell>
          <table:table-cell office:value-type="float" office:value="253.9537" calcext:value-type="float">
            <text:p>253.95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27, 2024 00:25:2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 - Operation Human Freedom - 2024-Q1</text:p>
          </table:table-cell>
          <table:table-cell office:value-type="string" calcext:value-type="string">
            <text:p>890 3707 7290</text:p>
          </table:table-cell>
          <table:table-cell office:value-type="string" calcext:value-type="string">
            <text:p>Mar 13, 2024 16:54:07</text:p>
          </table:table-cell>
          <table:table-cell office:value-type="float" office:value="545.7666" calcext:value-type="float">
            <text:p>545.766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29, 2024 20:24:0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 - Own Your Sovereignty - 2024-Q1</text:p>
          </table:table-cell>
          <table:table-cell office:value-type="string" calcext:value-type="string">
            <text:p>896 0140 9836</text:p>
          </table:table-cell>
          <table:table-cell office:value-type="string" calcext:value-type="string">
            <text:p>Mar 10, 2024 19:00:50</text:p>
          </table:table-cell>
          <table:table-cell office:value-type="float" office:value="375.0817" calcext:value-type="float">
            <text:p>375.08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14, 2024 19:19:4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New Resonance - 2024-Q1</text:p>
          </table:table-cell>
          <table:table-cell office:value-type="string" calcext:value-type="string">
            <text:p>814 5797 4822</text:p>
          </table:table-cell>
          <table:table-cell office:value-type="string" calcext:value-type="string">
            <text:p>Mar 10, 2024 16:53:45</text:p>
          </table:table-cell>
          <table:table-cell office:value-type="float" office:value="451.445" calcext:value-type="float">
            <text:p>451.4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14, 2024 19:31:3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yranny Against Human Consciousness </text:p>
          </table:table-cell>
          <table:table-cell office:value-type="string" calcext:value-type="string">
            <text:p>860 4038 9351</text:p>
          </table:table-cell>
          <table:table-cell office:value-type="string" calcext:value-type="string">
            <text:p>Mar 06, 2024 20:51:56</text:p>
          </table:table-cell>
          <table:table-cell office:value-type="float" office:value="387.9865" calcext:value-type="float">
            <text:p>387.98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14, 2024 19:10:2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 - Operation Human Freedom - 2024-Q1</text:p>
          </table:table-cell>
          <table:table-cell office:value-type="string" calcext:value-type="string">
            <text:p>890 3707 7290</text:p>
          </table:table-cell>
          <table:table-cell office:value-type="string" calcext:value-type="string">
            <text:p>Mar 06, 2024 16:53:34</text:p>
          </table:table-cell>
          <table:table-cell office:value-type="float" office:value="405.4215" calcext:value-type="float">
            <text:p>405.4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01, 2024 19:41:2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 - Own Your Sovereignty - 2024-Q1</text:p>
          </table:table-cell>
          <table:table-cell office:value-type="string" calcext:value-type="string">
            <text:p>896 0140 9836</text:p>
          </table:table-cell>
          <table:table-cell office:value-type="string" calcext:value-type="string">
            <text:p>Mar 03, 2024 19:02:45</text:p>
          </table:table-cell>
          <table:table-cell office:value-type="float" office:value="444.2706" calcext:value-type="float">
            <text:p>444.27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07, 2024 12:42:3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New Resonance - 2024-Q1</text:p>
          </table:table-cell>
          <table:table-cell office:value-type="string" calcext:value-type="string">
            <text:p>814 5797 4822</text:p>
          </table:table-cell>
          <table:table-cell office:value-type="string" calcext:value-type="string">
            <text:p>Mar 03, 2024 18:57:10</text:p>
          </table:table-cell>
          <table:table-cell office:value-type="float" office:value="0.1061" calcext:value-type="float">
            <text:p>0.10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yranny Against Human Consciousness </text:p>
          </table:table-cell>
          <table:table-cell office:value-type="string" calcext:value-type="string">
            <text:p>860 4038 9351</text:p>
          </table:table-cell>
          <table:table-cell office:value-type="string" calcext:value-type="string">
            <text:p>Feb 28, 2024 20:48:20</text:p>
          </table:table-cell>
          <table:table-cell office:value-type="float" office:value="351.1056" calcext:value-type="float">
            <text:p>351.10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13, 2024 22:03:3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 - Operation Human Freedom - 2024-Q1</text:p>
          </table:table-cell>
          <table:table-cell office:value-type="string" calcext:value-type="string">
            <text:p>890 3707 7290</text:p>
          </table:table-cell>
          <table:table-cell office:value-type="string" calcext:value-type="string">
            <text:p>Feb 28, 2024 16:51:12</text:p>
          </table:table-cell>
          <table:table-cell office:value-type="float" office:value="585.2523" calcext:value-type="float">
            <text:p>585.25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08, 2024 21:20:1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 - Own Your Sovereignty - 2024-Q1</text:p>
          </table:table-cell>
          <table:table-cell office:value-type="string" calcext:value-type="string">
            <text:p>896 0140 9836</text:p>
          </table:table-cell>
          <table:table-cell office:value-type="string" calcext:value-type="string">
            <text:p>Feb 25, 2024 18:54:01</text:p>
          </table:table-cell>
          <table:table-cell office:value-type="float" office:value="438.2512" calcext:value-type="float">
            <text:p>438.25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04, 2024 12:19:5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New Resonance - 2024-Q1</text:p>
          </table:table-cell>
          <table:table-cell office:value-type="string" calcext:value-type="string">
            <text:p>814 5797 4822</text:p>
          </table:table-cell>
          <table:table-cell office:value-type="string" calcext:value-type="string">
            <text:p>Feb 25, 2024 16:55:40</text:p>
          </table:table-cell>
          <table:table-cell office:value-type="float" office:value="402.6322" calcext:value-type="float">
            <text:p>402.63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04, 2024 12:40:5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 - Operation Human Freedom - 2024-Q1</text:p>
          </table:table-cell>
          <table:table-cell office:value-type="string" calcext:value-type="string">
            <text:p>890 3707 7290</text:p>
          </table:table-cell>
          <table:table-cell office:value-type="string" calcext:value-type="string">
            <text:p>Feb 21, 2024 16:54:01</text:p>
          </table:table-cell>
          <table:table-cell office:value-type="float" office:value="816.4282" calcext:value-type="float">
            <text:p>816.42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10, 2024 12:26:5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 - Own Your Sovereignty - 2024-Q1</text:p>
          </table:table-cell>
          <table:table-cell office:value-type="string" calcext:value-type="string">
            <text:p>896 0140 9836</text:p>
          </table:table-cell>
          <table:table-cell office:value-type="string" calcext:value-type="string">
            <text:p>Feb 18, 2024 18:53:13</text:p>
          </table:table-cell>
          <table:table-cell office:value-type="float" office:value="465.3285" calcext:value-type="float">
            <text:p>465.32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 23, 2024 18:44:0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New Resonance - 2024-Q1</text:p>
          </table:table-cell>
          <table:table-cell office:value-type="string" calcext:value-type="string">
            <text:p>814 5797 4822</text:p>
          </table:table-cell>
          <table:table-cell office:value-type="string" calcext:value-type="string">
            <text:p>Feb 18, 2024 16:53:57</text:p>
          </table:table-cell>
          <table:table-cell office:value-type="float" office:value="575.8603" calcext:value-type="float">
            <text:p>575.86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23, 2024 18:32:0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 - Operation Human Freedom - 2024-Q1</text:p>
          </table:table-cell>
          <table:table-cell office:value-type="string" calcext:value-type="string">
            <text:p>890 3707 7290</text:p>
          </table:table-cell>
          <table:table-cell office:value-type="string" calcext:value-type="string">
            <text:p>Feb 14, 2024 16:50:03</text:p>
          </table:table-cell>
          <table:table-cell office:value-type="float" office:value="875.836" calcext:value-type="float">
            <text:p>875.8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 23, 2024 18:40:2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 - Own Your Sovereignty - 2024-Q1</text:p>
          </table:table-cell>
          <table:table-cell office:value-type="string" calcext:value-type="string">
            <text:p>896 0140 9836</text:p>
          </table:table-cell>
          <table:table-cell office:value-type="string" calcext:value-type="string">
            <text:p>Feb 11, 2024 18:54:52</text:p>
          </table:table-cell>
          <table:table-cell office:value-type="float" office:value="419.1382" calcext:value-type="float">
            <text:p>419.138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 06, 2024 15:58:4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New Resonance - 2024-Q1</text:p>
          </table:table-cell>
          <table:table-cell office:value-type="string" calcext:value-type="string">
            <text:p>814 5797 4822</text:p>
          </table:table-cell>
          <table:table-cell office:value-type="string" calcext:value-type="string">
            <text:p>Feb 11, 2024 16:48:13</text:p>
          </table:table-cell>
          <table:table-cell office:value-type="float" office:value="375.286" calcext:value-type="float">
            <text:p>375.2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 17, 2024 17:16:2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 - Operation Human Freedom - 2024-Q1</text:p>
          </table:table-cell>
          <table:table-cell office:value-type="string" calcext:value-type="string">
            <text:p>890 3707 7290</text:p>
          </table:table-cell>
          <table:table-cell office:value-type="string" calcext:value-type="string">
            <text:p>Feb 07, 2024 16:55:02</text:p>
          </table:table-cell>
          <table:table-cell office:value-type="float" office:value="534.3773" calcext:value-type="float">
            <text:p>534.37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 17, 2024 17:22:1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 - Own Your Sovereignty - 2024-Q1</text:p>
          </table:table-cell>
          <table:table-cell office:value-type="string" calcext:value-type="string">
            <text:p>896 0140 9836</text:p>
          </table:table-cell>
          <table:table-cell office:value-type="string" calcext:value-type="string">
            <text:p>Feb 04, 2024 18:58:42</text:p>
          </table:table-cell>
          <table:table-cell office:value-type="float" office:value="422.1178" calcext:value-type="float">
            <text:p>422.11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 15, 2024 11:27:4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 - Own Your Sovereignty - 2024-Q1</text:p>
          </table:table-cell>
          <table:table-cell office:value-type="string" calcext:value-type="string">
            <text:p>896 0140 9836</text:p>
          </table:table-cell>
          <table:table-cell office:value-type="string" calcext:value-type="string">
            <text:p>Feb 04, 2024 18:57:10</text:p>
          </table:table-cell>
          <table:table-cell office:value-type="float" office:value="1.6675" calcext:value-type="float">
            <text:p>1.66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New Resonance - 2024-Q1</text:p>
          </table:table-cell>
          <table:table-cell office:value-type="string" calcext:value-type="string">
            <text:p>814 5797 4822</text:p>
          </table:table-cell>
          <table:table-cell office:value-type="string" calcext:value-type="string">
            <text:p>Feb 04, 2024 16:52:24</text:p>
          </table:table-cell>
          <table:table-cell office:value-type="float" office:value="457.2967" calcext:value-type="float">
            <text:p>457.29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 15, 2024 11:23:2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 - Operation Human Freedom - 2024-Q1</text:p>
          </table:table-cell>
          <table:table-cell office:value-type="string" calcext:value-type="string">
            <text:p>890 3707 7290</text:p>
          </table:table-cell>
          <table:table-cell office:value-type="string" calcext:value-type="string">
            <text:p>Jan 31, 2024 16:49:06</text:p>
          </table:table-cell>
          <table:table-cell office:value-type="float" office:value="680.8509" calcext:value-type="float">
            <text:p>680.85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 15, 2024 11:50:3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 - Own Your Sovereignty - 2024-Q1</text:p>
          </table:table-cell>
          <table:table-cell office:value-type="string" calcext:value-type="string">
            <text:p>896 0140 9836</text:p>
          </table:table-cell>
          <table:table-cell office:value-type="string" calcext:value-type="string">
            <text:p>Jan 28, 2024 18:54:56</text:p>
          </table:table-cell>
          <table:table-cell office:value-type="float" office:value="479.4489" calcext:value-type="float">
            <text:p>479.44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 29, 2024 18:06:3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New Resonance - 2024-Q1</text:p>
          </table:table-cell>
          <table:table-cell office:value-type="string" calcext:value-type="string">
            <text:p>814 5797 4822</text:p>
          </table:table-cell>
          <table:table-cell office:value-type="string" calcext:value-type="string">
            <text:p>Jan 28, 2024 16:55:58</text:p>
          </table:table-cell>
          <table:table-cell office:value-type="float" office:value="467.6165" calcext:value-type="float">
            <text:p>467.61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 02, 2024 13:36:3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 - Operation Human Freedom - 2024-Q1</text:p>
          </table:table-cell>
          <table:table-cell office:value-type="string" calcext:value-type="string">
            <text:p>890 3707 7290</text:p>
          </table:table-cell>
          <table:table-cell office:value-type="string" calcext:value-type="string">
            <text:p>Jan 24, 2024 16:52:43</text:p>
          </table:table-cell>
          <table:table-cell office:value-type="float" office:value="453.4742" calcext:value-type="float">
            <text:p>453.47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 - Own Your Sovereignty - 2024-Q1</text:p>
          </table:table-cell>
          <table:table-cell office:value-type="string" calcext:value-type="string">
            <text:p>896 0140 9836</text:p>
          </table:table-cell>
          <table:table-cell office:value-type="string" calcext:value-type="string">
            <text:p>Jan 21, 2024 18:55:16</text:p>
          </table:table-cell>
          <table:table-cell office:value-type="float" office:value="464.6822" calcext:value-type="float">
            <text:p>464.68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 24, 2024 10:01:3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New Resonance - 2024-Q1</text:p>
          </table:table-cell>
          <table:table-cell office:value-type="string" calcext:value-type="string">
            <text:p>814 5797 4822</text:p>
          </table:table-cell>
          <table:table-cell office:value-type="string" calcext:value-type="string">
            <text:p>Jan 21, 2024 16:50:11</text:p>
          </table:table-cell>
          <table:table-cell office:value-type="float" office:value="431.1359" calcext:value-type="float">
            <text:p>431.13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 27, 2024 11:04:4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 - Operation Human Freedom - 2024-Q1</text:p>
          </table:table-cell>
          <table:table-cell office:value-type="string" calcext:value-type="string">
            <text:p>890 3707 7290</text:p>
          </table:table-cell>
          <table:table-cell office:value-type="string" calcext:value-type="string">
            <text:p>Jan 17, 2024 16:55:46</text:p>
          </table:table-cell>
          <table:table-cell office:value-type="float" office:value="371.0453" calcext:value-type="float">
            <text:p>371.04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 29, 2024 18:00:0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 - Own Your Sovereignty - 2024-Q1</text:p>
          </table:table-cell>
          <table:table-cell office:value-type="string" calcext:value-type="string">
            <text:p>896 0140 9836</text:p>
          </table:table-cell>
          <table:table-cell office:value-type="string" calcext:value-type="string">
            <text:p>Jan 14, 2024 18:55:08</text:p>
          </table:table-cell>
          <table:table-cell office:value-type="float" office:value="409.7725" calcext:value-type="float">
            <text:p>409.77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 25, 2024 23:05:1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New Resonance - 2024-Q1</text:p>
          </table:table-cell>
          <table:table-cell office:value-type="string" calcext:value-type="string">
            <text:p>814 5797 4822</text:p>
          </table:table-cell>
          <table:table-cell office:value-type="string" calcext:value-type="string">
            <text:p>Jan 14, 2024 16:51:57</text:p>
          </table:table-cell>
          <table:table-cell office:value-type="float" office:value="384.9383" calcext:value-type="float">
            <text:p>384.93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n 22, 2024 18:34:5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 - Operation Human Freedom - 2024-Q1</text:p>
          </table:table-cell>
          <table:table-cell office:value-type="string" calcext:value-type="string">
            <text:p>890 3707 7290</text:p>
          </table:table-cell>
          <table:table-cell office:value-type="string" calcext:value-type="string">
            <text:p>Jan 10, 2024 16:57:43</text:p>
          </table:table-cell>
          <table:table-cell office:value-type="float" office:value="492.9052" calcext:value-type="float">
            <text:p>492.90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 10, 2024 22:06:0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2 - Own Your Sovereignty - 2024-Q1</text:p>
          </table:table-cell>
          <table:table-cell office:value-type="string" calcext:value-type="string">
            <text:p>896 0140 9836</text:p>
          </table:table-cell>
          <table:table-cell office:value-type="string" calcext:value-type="string">
            <text:p>Jan 07, 2024 18:51:10</text:p>
          </table:table-cell>
          <table:table-cell office:value-type="float" office:value="376.4544" calcext:value-type="float">
            <text:p>376.45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 25, 2024 23:05:2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1: New Resonance - 2024-Q1</text:p>
          </table:table-cell>
          <table:table-cell office:value-type="string" calcext:value-type="string">
            <text:p>814 5797 4822</text:p>
          </table:table-cell>
          <table:table-cell office:value-type="string" calcext:value-type="string">
            <text:p>Jan 07, 2024 16:54:08</text:p>
          </table:table-cell>
          <table:table-cell office:value-type="float" office:value="322.026" calcext:value-type="float">
            <text:p>322.0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 16, 2024 21:29:4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roup 23-3 - Operation Human Freedom - 2024-Q1</text:p>
          </table:table-cell>
          <table:table-cell office:value-type="string" calcext:value-type="string">
            <text:p>890 3707 7290</text:p>
          </table:table-cell>
          <table:table-cell office:value-type="string" calcext:value-type="string">
            <text:p>Jan 03, 2024 16:55:16</text:p>
          </table:table-cell>
          <table:table-cell office:value-type="float" office:value="649.2738" calcext:value-type="float">
            <text:p>649.27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 09, 2024 19:48:2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Welcome to the Machine-Group 23-3</text:p>
          </table:table-cell>
          <table:table-cell office:value-type="string" calcext:value-type="string">
            <text:p>859 1326 3204</text:p>
          </table:table-cell>
          <table:table-cell office:value-type="string" calcext:value-type="string">
            <text:p>Dec 17, 2023 20:53:53</text:p>
          </table:table-cell>
          <table:table-cell office:value-type="float" office:value="363.3329" calcext:value-type="float">
            <text:p>363.33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 26, 2023 17:42:3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Operation Human Freedom: Group 23-2</text:p>
          </table:table-cell>
          <table:table-cell office:value-type="string" calcext:value-type="string">
            <text:p>829 5511 6394</text:p>
          </table:table-cell>
          <table:table-cell office:value-type="string" calcext:value-type="string">
            <text:p>Dec 17, 2023 18:49:08</text:p>
          </table:table-cell>
          <table:table-cell office:value-type="float" office:value="378.078" calcext:value-type="float">
            <text:p>378.0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 21, 2023 13:40:0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Mushkil Gusha EU-2023</text:p>
          </table:table-cell>
          <table:table-cell office:value-type="string" calcext:value-type="string">
            <text:p>850 0976 0103</text:p>
          </table:table-cell>
          <table:table-cell office:value-type="string" calcext:value-type="string">
            <text:p>Dec 14, 2023 20:53:03</text:p>
          </table:table-cell>
          <table:table-cell office:value-type="float" office:value="0.251" calcext:value-type="float">
            <text:p>0.2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Welcome to the Machine-Group 23-3</text:p>
          </table:table-cell>
          <table:table-cell office:value-type="string" calcext:value-type="string">
            <text:p>859 1326 3204</text:p>
          </table:table-cell>
          <table:table-cell office:value-type="string" calcext:value-type="string">
            <text:p>Dec 10, 2023 20:55:12</text:p>
          </table:table-cell>
          <table:table-cell office:value-type="float" office:value="166.5546" calcext:value-type="float">
            <text:p>166.55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 11, 2023 19:16:1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Operation Human Freedom: Group 23-2</text:p>
          </table:table-cell>
          <table:table-cell office:value-type="string" calcext:value-type="string">
            <text:p>829 5511 6394</text:p>
          </table:table-cell>
          <table:table-cell office:value-type="string" calcext:value-type="string">
            <text:p>Dec 10, 2023 18:52:07</text:p>
          </table:table-cell>
          <table:table-cell office:value-type="float" office:value="432.3276" calcext:value-type="float">
            <text:p>432.32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 20, 2023 22:30:4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Beyond-RIHB: Group 1</text:p>
          </table:table-cell>
          <table:table-cell office:value-type="string" calcext:value-type="string">
            <text:p>836 9614 8744</text:p>
          </table:table-cell>
          <table:table-cell office:value-type="string" calcext:value-type="string">
            <text:p>Dec 10, 2023 16:52:26</text:p>
          </table:table-cell>
          <table:table-cell office:value-type="float" office:value="394.512" calcext:value-type="float">
            <text:p>394.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 14, 2023 16:57:0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Mushkil Gusha EU-2023</text:p>
          </table:table-cell>
          <table:table-cell office:value-type="string" calcext:value-type="string">
            <text:p>850 0976 0103</text:p>
          </table:table-cell>
          <table:table-cell office:value-type="string" calcext:value-type="string">
            <text:p>Dec 07, 2023 20:54:06</text:p>
          </table:table-cell>
          <table:table-cell office:value-type="float" office:value="4.9819" calcext:value-type="float">
            <text:p>4.98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Welcome to the Machine-Group 23-3</text:p>
          </table:table-cell>
          <table:table-cell office:value-type="string" calcext:value-type="string">
            <text:p>859 1326 3204</text:p>
          </table:table-cell>
          <table:table-cell office:value-type="string" calcext:value-type="string">
            <text:p>Dec 03, 2023 20:54:33</text:p>
          </table:table-cell>
          <table:table-cell office:value-type="float" office:value="324.8545" calcext:value-type="float">
            <text:p>324.85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 04, 2023 19:05:1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Operation Human Freedom: Group 23-2</text:p>
          </table:table-cell>
          <table:table-cell office:value-type="string" calcext:value-type="string">
            <text:p>829 5511 6394</text:p>
          </table:table-cell>
          <table:table-cell office:value-type="string" calcext:value-type="string">
            <text:p>Dec 03, 2023 18:54:40</text:p>
          </table:table-cell>
          <table:table-cell office:value-type="float" office:value="418.7548" calcext:value-type="float">
            <text:p>418.75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 04, 2023 19:08:2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Beyond-RIHB: Group 1</text:p>
          </table:table-cell>
          <table:table-cell office:value-type="string" calcext:value-type="string">
            <text:p>836 9614 8744</text:p>
          </table:table-cell>
          <table:table-cell office:value-type="string" calcext:value-type="string">
            <text:p>Dec 03, 2023 16:54:22</text:p>
          </table:table-cell>
          <table:table-cell office:value-type="float" office:value="367.7763" calcext:value-type="float">
            <text:p>367.77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 06, 2023 11:54:4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Mushkil Gusha EU-2023</text:p>
          </table:table-cell>
          <table:table-cell office:value-type="string" calcext:value-type="string">
            <text:p>850 0976 0103</text:p>
          </table:table-cell>
          <table:table-cell office:value-type="string" calcext:value-type="string">
            <text:p>Nov 30, 2023 20:56:11</text:p>
          </table:table-cell>
          <table:table-cell office:value-type="float" office:value="0.2347" calcext:value-type="float">
            <text:p>0.23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Welcome to the Machine-Group 23-3</text:p>
          </table:table-cell>
          <table:table-cell office:value-type="string" calcext:value-type="string">
            <text:p>859 1326 3204</text:p>
          </table:table-cell>
          <table:table-cell office:value-type="string" calcext:value-type="string">
            <text:p>Nov 26, 2023 20:51:17</text:p>
          </table:table-cell>
          <table:table-cell office:value-type="float" office:value="520.7476" calcext:value-type="float">
            <text:p>520.74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v 27, 2023 10:00:0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Operation Human Freedom: Group 23-2</text:p>
          </table:table-cell>
          <table:table-cell office:value-type="string" calcext:value-type="string">
            <text:p>829 5511 6394</text:p>
          </table:table-cell>
          <table:table-cell office:value-type="string" calcext:value-type="string">
            <text:p>Nov 26, 2023 18:52:00</text:p>
          </table:table-cell>
          <table:table-cell office:value-type="float" office:value="468.8018" calcext:value-type="float">
            <text:p>468.80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v 27, 2023 10:37:3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Beyond-RIHB: Group 1</text:p>
          </table:table-cell>
          <table:table-cell office:value-type="string" calcext:value-type="string">
            <text:p>836 9614 8744</text:p>
          </table:table-cell>
          <table:table-cell office:value-type="string" calcext:value-type="string">
            <text:p>Nov 26, 2023 16:55:38</text:p>
          </table:table-cell>
          <table:table-cell office:value-type="float" office:value="649.5214" calcext:value-type="float">
            <text:p>649.52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v 27, 2023 21:43:1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Mushkil Gusha EU-2023</text:p>
          </table:table-cell>
          <table:table-cell office:value-type="string" calcext:value-type="string">
            <text:p>850 0976 0103</text:p>
          </table:table-cell>
          <table:table-cell office:value-type="string" calcext:value-type="string">
            <text:p>Nov 23, 2023 20:53:26</text:p>
          </table:table-cell>
          <table:table-cell office:value-type="float" office:value="0.2163" calcext:value-type="float">
            <text:p>0.21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David Wood's Personal Meeting Room</text:p>
          </table:table-cell>
          <table:table-cell office:value-type="string" calcext:value-type="string">
            <text:p>640 229 2580</text:p>
          </table:table-cell>
          <table:table-cell office:value-type="string" calcext:value-type="string">
            <text:p>Nov 20, 2023 20:47:55</text:p>
          </table:table-cell>
          <table:table-cell office:value-type="float" office:value="591.0551" calcext:value-type="float">
            <text:p>591.05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v 20, 2023 23:27:1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Welcome to the Machine-Group 23-3</text:p>
          </table:table-cell>
          <table:table-cell office:value-type="string" calcext:value-type="string">
            <text:p>859 1326 3204</text:p>
          </table:table-cell>
          <table:table-cell office:value-type="string" calcext:value-type="string">
            <text:p>Nov 19, 2023 20:52:37</text:p>
          </table:table-cell>
          <table:table-cell office:value-type="float" office:value="803.9169" calcext:value-type="float">
            <text:p>803.91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v 26, 2023 21:03:1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Operation Human Freedom: Group 23-2</text:p>
          </table:table-cell>
          <table:table-cell office:value-type="string" calcext:value-type="string">
            <text:p>829 5511 6394</text:p>
          </table:table-cell>
          <table:table-cell office:value-type="string" calcext:value-type="string">
            <text:p>Nov 19, 2023 18:53:57</text:p>
          </table:table-cell>
          <table:table-cell office:value-type="float" office:value="285.0886" calcext:value-type="float">
            <text:p>285.08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v 24, 2023 16:05:3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Beyond-RIHB: Group 1</text:p>
          </table:table-cell>
          <table:table-cell office:value-type="string" calcext:value-type="string">
            <text:p>836 9614 8744</text:p>
          </table:table-cell>
          <table:table-cell office:value-type="string" calcext:value-type="string">
            <text:p>Nov 19, 2023 16:53:02</text:p>
          </table:table-cell>
          <table:table-cell office:value-type="float" office:value="348.0372" calcext:value-type="float">
            <text:p>348.03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v 24, 2023 17:52:5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Mushkil Gusha EU-2023</text:p>
          </table:table-cell>
          <table:table-cell office:value-type="string" calcext:value-type="string">
            <text:p>850 0976 0103</text:p>
          </table:table-cell>
          <table:table-cell office:value-type="string" calcext:value-type="string">
            <text:p>Nov 16, 2023 20:51:05</text:p>
          </table:table-cell>
          <table:table-cell office:value-type="float" office:value="0.6564" calcext:value-type="float">
            <text:p>0.65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Mushkil Gusha EU-2023</text:p>
          </table:table-cell>
          <table:table-cell office:value-type="string" calcext:value-type="string">
            <text:p>850 0976 0103</text:p>
          </table:table-cell>
          <table:table-cell office:value-type="string" calcext:value-type="string">
            <text:p>Nov 16, 2023 19:35:00</text:p>
          </table:table-cell>
          <table:table-cell office:value-type="float" office:value="53.7459" calcext:value-type="float">
            <text:p>53.74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Welcome to the Machine-Group 23-3</text:p>
          </table:table-cell>
          <table:table-cell office:value-type="string" calcext:value-type="string">
            <text:p>859 1326 3204</text:p>
          </table:table-cell>
          <table:table-cell office:value-type="string" calcext:value-type="string">
            <text:p>Nov 12, 2023 20:52:23</text:p>
          </table:table-cell>
          <table:table-cell office:value-type="float" office:value="369.5129" calcext:value-type="float">
            <text:p>369.512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v 18, 2023 19:00:5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Operation Human Freedom: Group 23-2</text:p>
          </table:table-cell>
          <table:table-cell office:value-type="string" calcext:value-type="string">
            <text:p>829 5511 6394</text:p>
          </table:table-cell>
          <table:table-cell office:value-type="string" calcext:value-type="string">
            <text:p>Nov 12, 2023 18:54:40</text:p>
          </table:table-cell>
          <table:table-cell office:value-type="float" office:value="324.308" calcext:value-type="float">
            <text:p>324.3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 28, 2024 17:36:3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Beyond-RIHB: Group 1</text:p>
          </table:table-cell>
          <table:table-cell office:value-type="string" calcext:value-type="string">
            <text:p>836 9614 8744</text:p>
          </table:table-cell>
          <table:table-cell office:value-type="string" calcext:value-type="string">
            <text:p>Nov 12, 2023 16:50:55</text:p>
          </table:table-cell>
          <table:table-cell office:value-type="float" office:value="409.4478" calcext:value-type="float">
            <text:p>409.44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v 13, 2023 22:44:0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Mushkil Gusha EU-2023</text:p>
          </table:table-cell>
          <table:table-cell office:value-type="string" calcext:value-type="string">
            <text:p>850 0976 0103</text:p>
          </table:table-cell>
          <table:table-cell office:value-type="string" calcext:value-type="string">
            <text:p>Nov 09, 2023 20:51:59</text:p>
          </table:table-cell>
          <table:table-cell office:value-type="float" office:value="0.2074" calcext:value-type="float">
            <text:p>0.20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Welcome to the Machine-Group 23-3</text:p>
          </table:table-cell>
          <table:table-cell office:value-type="string" calcext:value-type="string">
            <text:p>859 1326 3204</text:p>
          </table:table-cell>
          <table:table-cell office:value-type="string" calcext:value-type="string">
            <text:p>Nov 05, 2023 20:54:57</text:p>
          </table:table-cell>
          <table:table-cell office:value-type="float" office:value="433.9778" calcext:value-type="float">
            <text:p>433.977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v 19, 2023 23:41:3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Operation Human Freedom: Group 23-2</text:p>
          </table:table-cell>
          <table:table-cell office:value-type="string" calcext:value-type="string">
            <text:p>829 5511 6394</text:p>
          </table:table-cell>
          <table:table-cell office:value-type="string" calcext:value-type="string">
            <text:p>Nov 05, 2023 18:52:02</text:p>
          </table:table-cell>
          <table:table-cell office:value-type="float" office:value="453.9181" calcext:value-type="float">
            <text:p>453.918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 28, 2024 17:16:5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Beyond-RIHB: Group 1</text:p>
          </table:table-cell>
          <table:table-cell office:value-type="string" calcext:value-type="string">
            <text:p>836 9614 8744</text:p>
          </table:table-cell>
          <table:table-cell office:value-type="string" calcext:value-type="string">
            <text:p>Nov 05, 2023 16:50:26</text:p>
          </table:table-cell>
          <table:table-cell office:value-type="float" office:value="402.9172" calcext:value-type="float">
            <text:p>402.917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 26, 2023 13:11:0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Welcome to the Machine-Group 23-3</text:p>
          </table:table-cell>
          <table:table-cell office:value-type="string" calcext:value-type="string">
            <text:p>859 1326 3204</text:p>
          </table:table-cell>
          <table:table-cell office:value-type="string" calcext:value-type="string">
            <text:p>Nov 05, 2023 14:49:06</text:p>
          </table:table-cell>
          <table:table-cell office:value-type="float" office:value="2.8396" calcext:value-type="float">
            <text:p>2.83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Welcome to the Machine-Group 23-3</text:p>
          </table:table-cell>
          <table:table-cell office:value-type="string" calcext:value-type="string">
            <text:p>859 1326 3204</text:p>
          </table:table-cell>
          <table:table-cell office:value-type="string" calcext:value-type="string">
            <text:p>Oct 29, 2023 20:52:13</text:p>
          </table:table-cell>
          <table:table-cell office:value-type="float" office:value="300.3214" calcext:value-type="float">
            <text:p>300.32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v 11, 2023 17:17:5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Operation Human Freedom: Group 23-2</text:p>
          </table:table-cell>
          <table:table-cell office:value-type="string" calcext:value-type="string">
            <text:p>829 5511 6394</text:p>
          </table:table-cell>
          <table:table-cell office:value-type="string" calcext:value-type="string">
            <text:p>Oct 29, 2023 17:53:06</text:p>
          </table:table-cell>
          <table:table-cell office:value-type="float" office:value="435.3764" calcext:value-type="float">
            <text:p>435.37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v 01, 2023 03:16:1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Beyond-RIHB: Group 1</text:p>
          </table:table-cell>
          <table:table-cell office:value-type="string" calcext:value-type="string">
            <text:p>836 9614 8744</text:p>
          </table:table-cell>
          <table:table-cell office:value-type="string" calcext:value-type="string">
            <text:p>Oct 29, 2023 15:54:18</text:p>
          </table:table-cell>
          <table:table-cell office:value-type="float" office:value="353.3667" calcext:value-type="float">
            <text:p>353.36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v 18, 2023 20:39:4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Beyond-RIHB: Group 1</text:p>
          </table:table-cell>
          <table:table-cell office:value-type="string" calcext:value-type="string">
            <text:p>836 9614 8744</text:p>
          </table:table-cell>
          <table:table-cell office:value-type="string" calcext:value-type="string">
            <text:p>Oct 22, 2023 15:54:02</text:p>
          </table:table-cell>
          <table:table-cell office:value-type="float" office:value="490.4459" calcext:value-type="float">
            <text:p>490.44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25, 2023 09:24:0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Welcome to the Machine-Group 23-3</text:p>
          </table:table-cell>
          <table:table-cell office:value-type="string" calcext:value-type="string">
            <text:p>859 1326 3204</text:p>
          </table:table-cell>
          <table:table-cell office:value-type="string" calcext:value-type="string">
            <text:p>Oct 15, 2023 19:57:45</text:p>
          </table:table-cell>
          <table:table-cell office:value-type="float" office:value="448.6162" calcext:value-type="float">
            <text:p>448.616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 25, 2023 19:42:2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Operation Human Freedom: Group 23-2</text:p>
          </table:table-cell>
          <table:table-cell office:value-type="string" calcext:value-type="string">
            <text:p>829 5511 6394</text:p>
          </table:table-cell>
          <table:table-cell office:value-type="string" calcext:value-type="string">
            <text:p>Oct 15, 2023 17:52:24</text:p>
          </table:table-cell>
          <table:table-cell office:value-type="float" office:value="338.6242" calcext:value-type="float">
            <text:p>338.62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 18, 2023 12:05:0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Beyond-RIHB: Group 1</text:p>
          </table:table-cell>
          <table:table-cell office:value-type="string" calcext:value-type="string">
            <text:p>836 9614 8744</text:p>
          </table:table-cell>
          <table:table-cell office:value-type="string" calcext:value-type="string">
            <text:p>Oct 15, 2023 15:54:57</text:p>
          </table:table-cell>
          <table:table-cell office:value-type="float" office:value="424.5388" calcext:value-type="float">
            <text:p>424.538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v 18, 2023 20:26:3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Welcome to the Machine-Group 23-3</text:p>
          </table:table-cell>
          <table:table-cell office:value-type="string" calcext:value-type="string">
            <text:p>859 1326 3204</text:p>
          </table:table-cell>
          <table:table-cell office:value-type="string" calcext:value-type="string">
            <text:p>Oct 08, 2023 19:57:26</text:p>
          </table:table-cell>
          <table:table-cell office:value-type="float" office:value="618.9319" calcext:value-type="float">
            <text:p>618.93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22, 2023 21:17:2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Operation Human Freedom: Group 23-2</text:p>
          </table:table-cell>
          <table:table-cell office:value-type="string" calcext:value-type="string">
            <text:p>829 5511 6394</text:p>
          </table:table-cell>
          <table:table-cell office:value-type="string" calcext:value-type="string">
            <text:p>Oct 08, 2023 17:51:16</text:p>
          </table:table-cell>
          <table:table-cell office:value-type="float" office:value="427.2705" calcext:value-type="float">
            <text:p>427.270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15, 2023 15:07:4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Beyond-RIHB: Group 1</text:p>
          </table:table-cell>
          <table:table-cell office:value-type="string" calcext:value-type="string">
            <text:p>836 9614 8744</text:p>
          </table:table-cell>
          <table:table-cell office:value-type="string" calcext:value-type="string">
            <text:p>Oct 08, 2023 15:47:17</text:p>
          </table:table-cell>
          <table:table-cell office:value-type="float" office:value="562.4659" calcext:value-type="float">
            <text:p>562.465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v 18, 2023 20:30:1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Mushkil Gusha EU-2023</text:p>
          </table:table-cell>
          <table:table-cell office:value-type="string" calcext:value-type="string">
            <text:p>850 0976 0103</text:p>
          </table:table-cell>
          <table:table-cell office:value-type="string" calcext:value-type="string">
            <text:p>Oct 05, 2023 19:52:42</text:p>
          </table:table-cell>
          <table:table-cell office:value-type="float" office:value="0.2153" calcext:value-type="float">
            <text:p>0.21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Welcome to the Machine-Group 23-3</text:p>
          </table:table-cell>
          <table:table-cell office:value-type="string" calcext:value-type="string">
            <text:p>859 1326 3204</text:p>
          </table:table-cell>
          <table:table-cell office:value-type="string" calcext:value-type="string">
            <text:p>Oct 01, 2023 19:56:21</text:p>
          </table:table-cell>
          <table:table-cell office:value-type="float" office:value="943.8843" calcext:value-type="float">
            <text:p>943.88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03, 2023 08:50:5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Operation Human Freedom: Group 23-2</text:p>
          </table:table-cell>
          <table:table-cell office:value-type="string" calcext:value-type="string">
            <text:p>829 5511 6394</text:p>
          </table:table-cell>
          <table:table-cell office:value-type="string" calcext:value-type="string">
            <text:p>Oct 01, 2023 17:49:53</text:p>
          </table:table-cell>
          <table:table-cell office:value-type="float" office:value="433.2005" calcext:value-type="float">
            <text:p>433.200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 26, 2023 17:16:0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Beyond-RIHB: Group 1</text:p>
          </table:table-cell>
          <table:table-cell office:value-type="string" calcext:value-type="string">
            <text:p>836 9614 8744</text:p>
          </table:table-cell>
          <table:table-cell office:value-type="string" calcext:value-type="string">
            <text:p>Oct 01, 2023 15:40:30</text:p>
          </table:table-cell>
          <table:table-cell office:value-type="float" office:value="405.6146" calcext:value-type="float">
            <text:p>405.61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v 18, 2023 20:31:5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Mushkil Gusha EU-2023</text:p>
          </table:table-cell>
          <table:table-cell office:value-type="string" calcext:value-type="string">
            <text:p>850 0976 0103</text:p>
          </table:table-cell>
          <table:table-cell office:value-type="string" calcext:value-type="string">
            <text:p>Sep 28, 2023 19:39:20</text:p>
          </table:table-cell>
          <table:table-cell office:value-type="float" office:value="1.5625" calcext:value-type="float">
            <text:p>1.56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3: Tyranny Against Human Consciousness</text:p>
          </table:table-cell>
          <table:table-cell office:value-type="string" calcext:value-type="string">
            <text:p>892 3006 0663</text:p>
          </table:table-cell>
          <table:table-cell office:value-type="string" calcext:value-type="string">
            <text:p>Sep 10, 2023 19:54:32</text:p>
          </table:table-cell>
          <table:table-cell office:value-type="float" office:value="543.8874" calcext:value-type="float">
            <text:p>543.887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20, 2023 21:05:2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2: Welcome to the Machine</text:p>
          </table:table-cell>
          <table:table-cell office:value-type="string" calcext:value-type="string">
            <text:p>891 1810 4192</text:p>
          </table:table-cell>
          <table:table-cell office:value-type="string" calcext:value-type="string">
            <text:p>Sep 10, 2023 17:53:38</text:p>
          </table:table-cell>
          <table:table-cell office:value-type="float" office:value="402.8451" calcext:value-type="float">
            <text:p>402.845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t 29, 2023 17:55:3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2023 3rd Quarter</text:p>
          </table:table-cell>
          <table:table-cell office:value-type="string" calcext:value-type="string">
            <text:p>892 8212 0065</text:p>
          </table:table-cell>
          <table:table-cell office:value-type="string" calcext:value-type="string">
            <text:p>Sep 10, 2023 15:53:13</text:p>
          </table:table-cell>
          <table:table-cell office:value-type="float" office:value="484.8032" calcext:value-type="float">
            <text:p>484.80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 18, 2023 20:35:4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3: Tyranny Against Human Consciousness</text:p>
          </table:table-cell>
          <table:table-cell office:value-type="string" calcext:value-type="string">
            <text:p>892 3006 0663</text:p>
          </table:table-cell>
          <table:table-cell office:value-type="string" calcext:value-type="string">
            <text:p>Sep 03, 2023 19:53:16</text:p>
          </table:table-cell>
          <table:table-cell office:value-type="float" office:value="777.9855" calcext:value-type="float">
            <text:p>777.98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20, 2023 21:04:5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2: Welcome to the Machine</text:p>
          </table:table-cell>
          <table:table-cell office:value-type="string" calcext:value-type="string">
            <text:p>891 1810 4192</text:p>
          </table:table-cell>
          <table:table-cell office:value-type="string" calcext:value-type="string">
            <text:p>Sep 03, 2023 17:52:15</text:p>
          </table:table-cell>
          <table:table-cell office:value-type="float" office:value="498.808" calcext:value-type="float">
            <text:p>498.80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 16, 2023 22:26:5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2023 3rd Quarter</text:p>
          </table:table-cell>
          <table:table-cell office:value-type="string" calcext:value-type="string">
            <text:p>892 8212 0065</text:p>
          </table:table-cell>
          <table:table-cell office:value-type="string" calcext:value-type="string">
            <text:p>Sep 03, 2023 15:50:19</text:p>
          </table:table-cell>
          <table:table-cell office:value-type="float" office:value="437.6319" calcext:value-type="float">
            <text:p>437.63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v 18, 2023 20:38:1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3: Tyranny Against Human Consciousness</text:p>
          </table:table-cell>
          <table:table-cell office:value-type="string" calcext:value-type="string">
            <text:p>892 3006 0663</text:p>
          </table:table-cell>
          <table:table-cell office:value-type="string" calcext:value-type="string">
            <text:p>Aug 27, 2023 19:45:19</text:p>
          </table:table-cell>
          <table:table-cell office:value-type="float" office:value="484.2849" calcext:value-type="float">
            <text:p>484.28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 30, 2023 04:03:5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2: Welcome to the Machine</text:p>
          </table:table-cell>
          <table:table-cell office:value-type="string" calcext:value-type="string">
            <text:p>891 1810 4192</text:p>
          </table:table-cell>
          <table:table-cell office:value-type="string" calcext:value-type="string">
            <text:p>Aug 27, 2023 17:54:24</text:p>
          </table:table-cell>
          <table:table-cell office:value-type="float" office:value="406.2434" calcext:value-type="float">
            <text:p>406.24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 13, 2023 00:13:1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2023 3rd Quarter</text:p>
          </table:table-cell>
          <table:table-cell office:value-type="string" calcext:value-type="string">
            <text:p>892 8212 0065</text:p>
          </table:table-cell>
          <table:table-cell office:value-type="string" calcext:value-type="string">
            <text:p>Aug 27, 2023 15:51:01</text:p>
          </table:table-cell>
          <table:table-cell office:value-type="float" office:value="369.7229" calcext:value-type="float">
            <text:p>369.72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 08, 2023 05:53:0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3: Tyranny Against Human Consciousness</text:p>
          </table:table-cell>
          <table:table-cell office:value-type="string" calcext:value-type="string">
            <text:p>892 3006 0663</text:p>
          </table:table-cell>
          <table:table-cell office:value-type="string" calcext:value-type="string">
            <text:p>Aug 20, 2023 19:51:57</text:p>
          </table:table-cell>
          <table:table-cell office:value-type="float" office:value="469.8217" calcext:value-type="float">
            <text:p>469.82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 27, 2023 22:47:1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2: Welcome to the Machine</text:p>
          </table:table-cell>
          <table:table-cell office:value-type="string" calcext:value-type="string">
            <text:p>891 1810 4192</text:p>
          </table:table-cell>
          <table:table-cell office:value-type="string" calcext:value-type="string">
            <text:p>Aug 20, 2023 17:51:18</text:p>
          </table:table-cell>
          <table:table-cell office:value-type="float" office:value="409.8399" calcext:value-type="float">
            <text:p>409.83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 13, 2023 00:07:5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2023 3rd Quarter</text:p>
          </table:table-cell>
          <table:table-cell office:value-type="string" calcext:value-type="string">
            <text:p>892 8212 0065</text:p>
          </table:table-cell>
          <table:table-cell office:value-type="string" calcext:value-type="string">
            <text:p>Aug 20, 2023 15:56:18</text:p>
          </table:table-cell>
          <table:table-cell office:value-type="float" office:value="504.3853" calcext:value-type="float">
            <text:p>504.38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 04, 2023 09:48:2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3: Tyranny Against Human Consciousness</text:p>
          </table:table-cell>
          <table:table-cell office:value-type="string" calcext:value-type="string">
            <text:p>892 3006 0663</text:p>
          </table:table-cell>
          <table:table-cell office:value-type="string" calcext:value-type="string">
            <text:p>Aug 13, 2023 19:58:04</text:p>
          </table:table-cell>
          <table:table-cell office:value-type="float" office:value="691.9916" calcext:value-type="float">
            <text:p>691.99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 04, 2024 20:13:5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2: Welcome to the Machine</text:p>
          </table:table-cell>
          <table:table-cell office:value-type="string" calcext:value-type="string">
            <text:p>891 1810 4192</text:p>
          </table:table-cell>
          <table:table-cell office:value-type="string" calcext:value-type="string">
            <text:p>Aug 13, 2023 17:52:54</text:p>
          </table:table-cell>
          <table:table-cell office:value-type="float" office:value="524.1338" calcext:value-type="float">
            <text:p>524.133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v 06, 2023 23:37:0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2023 3rd Quarter</text:p>
          </table:table-cell>
          <table:table-cell office:value-type="string" calcext:value-type="string">
            <text:p>892 8212 0065</text:p>
          </table:table-cell>
          <table:table-cell office:value-type="string" calcext:value-type="string">
            <text:p>Aug 13, 2023 15:50:27</text:p>
          </table:table-cell>
          <table:table-cell office:value-type="float" office:value="834.7002" calcext:value-type="float">
            <text:p>834.70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g 16, 2023 17:48:3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David Wood's Personal Meeting Room</text:p>
          </table:table-cell>
          <table:table-cell office:value-type="string" calcext:value-type="string">
            <text:p>640 229 2580</text:p>
          </table:table-cell>
          <table:table-cell office:value-type="string" calcext:value-type="string">
            <text:p>Aug 11, 2023 18:32:52</text:p>
          </table:table-cell>
          <table:table-cell office:value-type="float" office:value="19.6319" calcext:value-type="float">
            <text:p>19.63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 17, 2023 22:09:1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3: Tyranny Against Human Consciousness</text:p>
          </table:table-cell>
          <table:table-cell office:value-type="string" calcext:value-type="string">
            <text:p>892 3006 0663</text:p>
          </table:table-cell>
          <table:table-cell office:value-type="string" calcext:value-type="string">
            <text:p>Aug 06, 2023 19:57:47</text:p>
          </table:table-cell>
          <table:table-cell office:value-type="float" office:value="650.1516" calcext:value-type="float">
            <text:p>650.15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 07, 2024 11:47:0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2: Welcome to the Machine</text:p>
          </table:table-cell>
          <table:table-cell office:value-type="string" calcext:value-type="string">
            <text:p>891 1810 4192</text:p>
          </table:table-cell>
          <table:table-cell office:value-type="string" calcext:value-type="string">
            <text:p>Aug 06, 2023 17:59:03</text:p>
          </table:table-cell>
          <table:table-cell office:value-type="float" office:value="166.7892" calcext:value-type="float">
            <text:p>166.789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v 07, 2023 18:27:2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2: Welcome to the Machine</text:p>
          </table:table-cell>
          <table:table-cell office:value-type="string" calcext:value-type="string">
            <text:p>891 1810 4192</text:p>
          </table:table-cell>
          <table:table-cell office:value-type="string" calcext:value-type="string">
            <text:p>Aug 06, 2023 17:57:12</text:p>
          </table:table-cell>
          <table:table-cell office:value-type="float" office:value="2.0514" calcext:value-type="float">
            <text:p>2.05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2023 3rd Quarter</text:p>
          </table:table-cell>
          <table:table-cell office:value-type="string" calcext:value-type="string">
            <text:p>892 8212 0065</text:p>
          </table:table-cell>
          <table:table-cell office:value-type="string" calcext:value-type="string">
            <text:p>Aug 06, 2023 15:53:53</text:p>
          </table:table-cell>
          <table:table-cell office:value-type="float" office:value="808.5348" calcext:value-type="float">
            <text:p>808.53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g 07, 2023 09:46:1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3: Tyranny Against Human Consciousness</text:p>
          </table:table-cell>
          <table:table-cell office:value-type="string" calcext:value-type="string">
            <text:p>892 3006 0663</text:p>
          </table:table-cell>
          <table:table-cell office:value-type="string" calcext:value-type="string">
            <text:p>Jul 30, 2023 19:53:30</text:p>
          </table:table-cell>
          <table:table-cell office:value-type="float" office:value="467.5102" calcext:value-type="float">
            <text:p>467.510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 07, 2023 11:16:2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2: Welcome to the Machine</text:p>
          </table:table-cell>
          <table:table-cell office:value-type="string" calcext:value-type="string">
            <text:p>891 1810 4192</text:p>
          </table:table-cell>
          <table:table-cell office:value-type="string" calcext:value-type="string">
            <text:p>Jul 30, 2023 17:49:27</text:p>
          </table:table-cell>
          <table:table-cell office:value-type="float" office:value="425.7191" calcext:value-type="float">
            <text:p>425.71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 05, 2023 22:05:3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2023 3rd Quarter</text:p>
          </table:table-cell>
          <table:table-cell office:value-type="string" calcext:value-type="string">
            <text:p>892 8212 0065</text:p>
          </table:table-cell>
          <table:table-cell office:value-type="string" calcext:value-type="string">
            <text:p>Jul 30, 2023 16:00:12</text:p>
          </table:table-cell>
          <table:table-cell office:value-type="float" office:value="52.0139" calcext:value-type="float">
            <text:p>52.01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3: Tyranny Against Human Consciousness</text:p>
          </table:table-cell>
          <table:table-cell office:value-type="string" calcext:value-type="string">
            <text:p>892 3006 0663</text:p>
          </table:table-cell>
          <table:table-cell office:value-type="string" calcext:value-type="string">
            <text:p>Jul 23, 2023 19:57:50</text:p>
          </table:table-cell>
          <table:table-cell office:value-type="float" office:value="402.1491" calcext:value-type="float">
            <text:p>402.149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 04, 2024 20:20:2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2: Welcome to the Machine</text:p>
          </table:table-cell>
          <table:table-cell office:value-type="string" calcext:value-type="string">
            <text:p>891 1810 4192</text:p>
          </table:table-cell>
          <table:table-cell office:value-type="string" calcext:value-type="string">
            <text:p>Jul 23, 2023 17:50:53</text:p>
          </table:table-cell>
          <table:table-cell office:value-type="float" office:value="506.2916" calcext:value-type="float">
            <text:p>506.29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 05, 2023 21:34:5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3: Tyranny Against Human Consciousness</text:p>
          </table:table-cell>
          <table:table-cell office:value-type="string" calcext:value-type="string">
            <text:p>892 3006 0663</text:p>
          </table:table-cell>
          <table:table-cell office:value-type="string" calcext:value-type="string">
            <text:p>Jul 16, 2023 19:50:25</text:p>
          </table:table-cell>
          <table:table-cell office:value-type="float" office:value="507.2503" calcext:value-type="float">
            <text:p>507.250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 04, 2024 20:22:5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2: Welcome to the Machine</text:p>
          </table:table-cell>
          <table:table-cell office:value-type="string" calcext:value-type="string">
            <text:p>891 1810 4192</text:p>
          </table:table-cell>
          <table:table-cell office:value-type="string" calcext:value-type="string">
            <text:p>Jul 16, 2023 17:46:50</text:p>
          </table:table-cell>
          <table:table-cell office:value-type="float" office:value="868.5749" calcext:value-type="float">
            <text:p>868.57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 28, 2023 22:36:5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2: Welcome to the Machine</text:p>
          </table:table-cell>
          <table:table-cell office:value-type="string" calcext:value-type="string">
            <text:p>891 1810 4192</text:p>
          </table:table-cell>
          <table:table-cell office:value-type="string" calcext:value-type="string">
            <text:p>Jul 16, 2023 17:39:27</text:p>
          </table:table-cell>
          <table:table-cell office:value-type="float" office:value="0.6059" calcext:value-type="float">
            <text:p>0.60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2023 3rd Quarter</text:p>
          </table:table-cell>
          <table:table-cell office:value-type="string" calcext:value-type="string">
            <text:p>892 8212 0065</text:p>
          </table:table-cell>
          <table:table-cell office:value-type="string" calcext:value-type="string">
            <text:p>Jul 16, 2023 15:53:34</text:p>
          </table:table-cell>
          <table:table-cell office:value-type="float" office:value="771.597" calcext:value-type="float">
            <text:p>771.5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 17, 2023 11:44:5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Mushkil Gusha EU-2023</text:p>
          </table:table-cell>
          <table:table-cell office:value-type="string" calcext:value-type="string">
            <text:p>850 0976 0103</text:p>
          </table:table-cell>
          <table:table-cell office:value-type="string" calcext:value-type="string">
            <text:p>Jul 13, 2023 19:53:04</text:p>
          </table:table-cell>
          <table:table-cell office:value-type="float" office:value="0.5693" calcext:value-type="float">
            <text:p>0.56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Mushkil Gusha EU-2023</text:p>
          </table:table-cell>
          <table:table-cell office:value-type="string" calcext:value-type="string">
            <text:p>850 0976 0103</text:p>
          </table:table-cell>
          <table:table-cell office:value-type="string" calcext:value-type="string">
            <text:p>Jul 13, 2023 19:27:56</text:p>
          </table:table-cell>
          <table:table-cell office:value-type="float" office:value="0.294" calcext:value-type="float">
            <text:p>0.2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3: Tyranny Against Human Consciousness</text:p>
          </table:table-cell>
          <table:table-cell office:value-type="string" calcext:value-type="string">
            <text:p>892 3006 0663</text:p>
          </table:table-cell>
          <table:table-cell office:value-type="string" calcext:value-type="string">
            <text:p>Jul 09, 2023 19:46:27</text:p>
          </table:table-cell>
          <table:table-cell office:value-type="float" office:value="482.8059" calcext:value-type="float">
            <text:p>482.805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 04, 2024 20:24:0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2: Welcome to the Machine</text:p>
          </table:table-cell>
          <table:table-cell office:value-type="string" calcext:value-type="string">
            <text:p>891 1810 4192</text:p>
          </table:table-cell>
          <table:table-cell office:value-type="string" calcext:value-type="string">
            <text:p>Jul 09, 2023 17:49:18</text:p>
          </table:table-cell>
          <table:table-cell office:value-type="float" office:value="372.7041" calcext:value-type="float">
            <text:p>372.70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 14, 2023 20:57:3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2023 3rd Quarter</text:p>
          </table:table-cell>
          <table:table-cell office:value-type="string" calcext:value-type="string">
            <text:p>892 8212 0065</text:p>
          </table:table-cell>
          <table:table-cell office:value-type="string" calcext:value-type="string">
            <text:p>Jul 09, 2023 15:52:05</text:p>
          </table:table-cell>
          <table:table-cell office:value-type="float" office:value="510.741" calcext:value-type="float">
            <text:p>510.7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 14, 2023 15:16:2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3: Tyranny Against Human Consciousness</text:p>
          </table:table-cell>
          <table:table-cell office:value-type="string" calcext:value-type="string">
            <text:p>892 3006 0663</text:p>
          </table:table-cell>
          <table:table-cell office:value-type="string" calcext:value-type="string">
            <text:p>Jul 02, 2023 19:44:54</text:p>
          </table:table-cell>
          <table:table-cell office:value-type="float" office:value="475.3975" calcext:value-type="float">
            <text:p>475.397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 07, 2024 11:39:4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3-2: Welcome to the Machine</text:p>
          </table:table-cell>
          <table:table-cell office:value-type="string" calcext:value-type="string">
            <text:p>891 1810 4192</text:p>
          </table:table-cell>
          <table:table-cell office:value-type="string" calcext:value-type="string">
            <text:p>Jul 02, 2023 17:52:05</text:p>
          </table:table-cell>
          <table:table-cell office:value-type="float" office:value="419.6667" calcext:value-type="float">
            <text:p>419.666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 19, 2023 11:48:4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2023 3rd Quarter</text:p>
          </table:table-cell>
          <table:table-cell office:value-type="string" calcext:value-type="string">
            <text:p>892 8212 0065</text:p>
          </table:table-cell>
          <table:table-cell office:value-type="string" calcext:value-type="string">
            <text:p>Jul 02, 2023 15:51:58</text:p>
          </table:table-cell>
          <table:table-cell office:value-type="float" office:value="820.3887" calcext:value-type="float">
            <text:p>820.38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 04, 2023 02:07:1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Operation: Human Freedom</text:p>
          </table:table-cell>
          <table:table-cell office:value-type="string" calcext:value-type="string">
            <text:p>831 5729 0478</text:p>
          </table:table-cell>
          <table:table-cell office:value-type="string" calcext:value-type="string">
            <text:p>Jun 12, 2023 02:52:21</text:p>
          </table:table-cell>
          <table:table-cell office:value-type="float" office:value="169.2244" calcext:value-type="float">
            <text:p>169.22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 09, 2023 05:38:4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Truth</text:p>
          </table:table-cell>
          <table:table-cell office:value-type="string" calcext:value-type="string">
            <text:p>833 2937 6814</text:p>
          </table:table-cell>
          <table:table-cell office:value-type="string" calcext:value-type="string">
            <text:p>Jun 11, 2023 21:53:59</text:p>
          </table:table-cell>
          <table:table-cell office:value-type="float" office:value="439.7503" calcext:value-type="float">
            <text:p>439.75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n 22, 2023 18:44:1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Tryanny Against Human Consciousness</text:p>
          </table:table-cell>
          <table:table-cell office:value-type="string" calcext:value-type="string">
            <text:p>814 4390 8097</text:p>
          </table:table-cell>
          <table:table-cell office:value-type="string" calcext:value-type="string">
            <text:p>Jun 11, 2023 17:53:15</text:p>
          </table:table-cell>
          <table:table-cell office:value-type="float" office:value="578.9472" calcext:value-type="float">
            <text:p>578.94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n 22, 2023 18:40:5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TheRIHB</text:p>
          </table:table-cell>
          <table:table-cell office:value-type="string" calcext:value-type="string">
            <text:p>874 6980 8646</text:p>
          </table:table-cell>
          <table:table-cell office:value-type="string" calcext:value-type="string">
            <text:p>Jun 11, 2023 15:53:01</text:p>
          </table:table-cell>
          <table:table-cell office:value-type="float" office:value="438.5256" calcext:value-type="float">
            <text:p>438.5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 22, 2023 18:43:1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Operation: Human Freedom</text:p>
          </table:table-cell>
          <table:table-cell office:value-type="string" calcext:value-type="string">
            <text:p>831 5729 0478</text:p>
          </table:table-cell>
          <table:table-cell office:value-type="string" calcext:value-type="string">
            <text:p>Jun 09, 2023 23:01:28</text:p>
          </table:table-cell>
          <table:table-cell office:value-type="float" office:value="14.0302" calcext:value-type="float">
            <text:p>14.03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Truth</text:p>
          </table:table-cell>
          <table:table-cell office:value-type="string" calcext:value-type="string">
            <text:p>833 2937 6814</text:p>
          </table:table-cell>
          <table:table-cell office:value-type="string" calcext:value-type="string">
            <text:p>Jun 04, 2023 21:52:47</text:p>
          </table:table-cell>
          <table:table-cell office:value-type="float" office:value="421.9014" calcext:value-type="float">
            <text:p>421.9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Operation Human Freedom - Chapters 19 and 20</text:p>
          </table:table-cell>
          <table:table-cell office:value-type="string" calcext:value-type="string">
            <text:p>640 229 2580</text:p>
          </table:table-cell>
          <table:table-cell office:value-type="string" calcext:value-type="string">
            <text:p>Jun 04, 2023 20:50:16</text:p>
          </table:table-cell>
          <table:table-cell office:value-type="float" office:value="123.0006" calcext:value-type="float">
            <text:p>123.00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 07, 2023 23:27:0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Operation: Human Freedom</text:p>
          </table:table-cell>
          <table:table-cell office:value-type="string" calcext:value-type="string">
            <text:p>831 5729 0478</text:p>
          </table:table-cell>
          <table:table-cell office:value-type="string" calcext:value-type="string">
            <text:p>Jun 04, 2023 19:51:46</text:p>
          </table:table-cell>
          <table:table-cell office:value-type="float" office:value="126.5005" calcext:value-type="float">
            <text:p>126.5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n 06, 2023 18:56:1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Tryanny Against Human Consciousness</text:p>
          </table:table-cell>
          <table:table-cell office:value-type="string" calcext:value-type="string">
            <text:p>814 4390 8097</text:p>
          </table:table-cell>
          <table:table-cell office:value-type="string" calcext:value-type="string">
            <text:p>Jun 04, 2023 17:52:47</text:p>
          </table:table-cell>
          <table:table-cell office:value-type="float" office:value="427.8865" calcext:value-type="float">
            <text:p>427.88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n 22, 2023 18:41:3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TheRIHB</text:p>
          </table:table-cell>
          <table:table-cell office:value-type="string" calcext:value-type="string">
            <text:p>874 6980 8646</text:p>
          </table:table-cell>
          <table:table-cell office:value-type="string" calcext:value-type="string">
            <text:p>Jun 04, 2023 15:52:55</text:p>
          </table:table-cell>
          <table:table-cell office:value-type="float" office:value="765.7621" calcext:value-type="float">
            <text:p>765.76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un 05, 2023 09:07:2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Truth</text:p>
          </table:table-cell>
          <table:table-cell office:value-type="string" calcext:value-type="string">
            <text:p>833 2937 6814</text:p>
          </table:table-cell>
          <table:table-cell office:value-type="string" calcext:value-type="string">
            <text:p>May 28, 2023 19:50:23</text:p>
          </table:table-cell>
          <table:table-cell office:value-type="float" office:value="0.2796" calcext:value-type="float">
            <text:p>0.27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Tryanny Against Human Consciousness</text:p>
          </table:table-cell>
          <table:table-cell office:value-type="string" calcext:value-type="string">
            <text:p>814 4390 8097</text:p>
          </table:table-cell>
          <table:table-cell office:value-type="string" calcext:value-type="string">
            <text:p>May 28, 2023 17:53:48</text:p>
          </table:table-cell>
          <table:table-cell office:value-type="float" office:value="607.8677" calcext:value-type="float">
            <text:p>607.86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TheRIHB</text:p>
          </table:table-cell>
          <table:table-cell office:value-type="string" calcext:value-type="string">
            <text:p>874 6980 8646</text:p>
          </table:table-cell>
          <table:table-cell office:value-type="string" calcext:value-type="string">
            <text:p>May 28, 2023 15:53:23</text:p>
          </table:table-cell>
          <table:table-cell office:value-type="float" office:value="0.5508" calcext:value-type="float">
            <text:p>0.55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Operation Human Freedom</text:p>
          </table:table-cell>
          <table:table-cell office:value-type="string" calcext:value-type="string">
            <text:p>640 229 2580</text:p>
          </table:table-cell>
          <table:table-cell office:value-type="string" calcext:value-type="string">
            <text:p>May 22, 2023 18:25:17</text:p>
          </table:table-cell>
          <table:table-cell office:value-type="float" office:value="117.8139" calcext:value-type="float">
            <text:p>117.813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Jun 03, 2023 23:01:2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Truth</text:p>
          </table:table-cell>
          <table:table-cell office:value-type="string" calcext:value-type="string">
            <text:p>833 2937 6814</text:p>
          </table:table-cell>
          <table:table-cell office:value-type="string" calcext:value-type="string">
            <text:p>May 21, 2023 19:53:05</text:p>
          </table:table-cell>
          <table:table-cell office:value-type="float" office:value="617.4749" calcext:value-type="float">
            <text:p>617.47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Tryanny Against Human Consciousness</text:p>
          </table:table-cell>
          <table:table-cell office:value-type="string" calcext:value-type="string">
            <text:p>814 4390 8097</text:p>
          </table:table-cell>
          <table:table-cell office:value-type="string" calcext:value-type="string">
            <text:p>May 21, 2023 17:54:06</text:p>
          </table:table-cell>
          <table:table-cell office:value-type="float" office:value="399.7823" calcext:value-type="float">
            <text:p>399.78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31, 2023 21:39:1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TheRIHB</text:p>
          </table:table-cell>
          <table:table-cell office:value-type="string" calcext:value-type="string">
            <text:p>874 6980 8646</text:p>
          </table:table-cell>
          <table:table-cell office:value-type="string" calcext:value-type="string">
            <text:p>May 21, 2023 15:49:29</text:p>
          </table:table-cell>
          <table:table-cell office:value-type="float" office:value="394.3814" calcext:value-type="float">
            <text:p>394.38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y 22, 2023 20:32:0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Tryanny Against Human Consciousness</text:p>
          </table:table-cell>
          <table:table-cell office:value-type="string" calcext:value-type="string">
            <text:p>814 4390 8097</text:p>
          </table:table-cell>
          <table:table-cell office:value-type="string" calcext:value-type="string">
            <text:p>May 15, 2023 21:11:17</text:p>
          </table:table-cell>
          <table:table-cell office:value-type="float" office:value="1.2938" calcext:value-type="float">
            <text:p>1.29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Operation: Human Freedom</text:p>
          </table:table-cell>
          <table:table-cell office:value-type="string" calcext:value-type="string">
            <text:p>831 5729 0478</text:p>
          </table:table-cell>
          <table:table-cell office:value-type="string" calcext:value-type="string">
            <text:p>May 14, 2023 21:45:27</text:p>
          </table:table-cell>
          <table:table-cell office:value-type="float" office:value="120.7947" calcext:value-type="float">
            <text:p>120.79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 26, 2023 16:56:1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Truth</text:p>
          </table:table-cell>
          <table:table-cell office:value-type="string" calcext:value-type="string">
            <text:p>833 2937 6814</text:p>
          </table:table-cell>
          <table:table-cell office:value-type="string" calcext:value-type="string">
            <text:p>May 14, 2023 19:50:37</text:p>
          </table:table-cell>
          <table:table-cell office:value-type="float" office:value="155.1786" calcext:value-type="float">
            <text:p>155.17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21, 2023 05:36:1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Tryanny Against Human Consciousness</text:p>
          </table:table-cell>
          <table:table-cell office:value-type="string" calcext:value-type="string">
            <text:p>814 4390 8097</text:p>
          </table:table-cell>
          <table:table-cell office:value-type="string" calcext:value-type="string">
            <text:p>May 14, 2023 17:50:30</text:p>
          </table:table-cell>
          <table:table-cell office:value-type="float" office:value="733.6776" calcext:value-type="float">
            <text:p>733.67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21, 2023 16:12:0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TheRIHB</text:p>
          </table:table-cell>
          <table:table-cell office:value-type="string" calcext:value-type="string">
            <text:p>874 6980 8646</text:p>
          </table:table-cell>
          <table:table-cell office:value-type="string" calcext:value-type="string">
            <text:p>May 14, 2023 15:52:07</text:p>
          </table:table-cell>
          <table:table-cell office:value-type="float" office:value="764.929" calcext:value-type="float">
            <text:p>764.9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 19, 2023 17:05:3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n Zaman - Story Time</text:p>
          </table:table-cell>
          <table:table-cell office:value-type="string" calcext:value-type="string">
            <text:p>841 1297 4549</text:p>
          </table:table-cell>
          <table:table-cell office:value-type="string" calcext:value-type="string">
            <text:p>May 13, 2023 16:35:16</text:p>
          </table:table-cell>
          <table:table-cell office:value-type="float" office:value="293.8836" calcext:value-type="float">
            <text:p>293.88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 04, 2024 18:12:1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Operation: Human Freedom</text:p>
          </table:table-cell>
          <table:table-cell office:value-type="string" calcext:value-type="string">
            <text:p>831 5729 0478</text:p>
          </table:table-cell>
          <table:table-cell office:value-type="string" calcext:value-type="string">
            <text:p>May 08, 2023 01:27:44</text:p>
          </table:table-cell>
          <table:table-cell office:value-type="float" office:value="139.3017" calcext:value-type="float">
            <text:p>139.30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 11, 2023 06:02:4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Truth</text:p>
          </table:table-cell>
          <table:table-cell office:value-type="string" calcext:value-type="string">
            <text:p>833 2937 6814</text:p>
          </table:table-cell>
          <table:table-cell office:value-type="string" calcext:value-type="string">
            <text:p>May 07, 2023 19:53:03</text:p>
          </table:table-cell>
          <table:table-cell office:value-type="float" office:value="252.7141" calcext:value-type="float">
            <text:p>252.71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21, 2023 04:37:5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Tryanny Against Human Consciousness</text:p>
          </table:table-cell>
          <table:table-cell office:value-type="string" calcext:value-type="string">
            <text:p>814 4390 8097</text:p>
          </table:table-cell>
          <table:table-cell office:value-type="string" calcext:value-type="string">
            <text:p>May 07, 2023 17:52:22</text:p>
          </table:table-cell>
          <table:table-cell office:value-type="float" office:value="513.4098" calcext:value-type="float">
            <text:p>513.409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24, 2023 13:50:4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TheRIHB</text:p>
          </table:table-cell>
          <table:table-cell office:value-type="string" calcext:value-type="string">
            <text:p>874 6980 8646</text:p>
          </table:table-cell>
          <table:table-cell office:value-type="string" calcext:value-type="string">
            <text:p>May 07, 2023 15:54:39</text:p>
          </table:table-cell>
          <table:table-cell office:value-type="float" office:value="0.2189" calcext:value-type="float">
            <text:p>0.21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 08, 2023 17:14:2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Truth</text:p>
          </table:table-cell>
          <table:table-cell office:value-type="string" calcext:value-type="string">
            <text:p>833 2937 6814</text:p>
          </table:table-cell>
          <table:table-cell office:value-type="string" calcext:value-type="string">
            <text:p>Apr 30, 2023 20:58:17</text:p>
          </table:table-cell>
          <table:table-cell office:value-type="float" office:value="292.3351" calcext:value-type="float">
            <text:p>292.33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09, 2023 21:45:3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Operation: Human Freedom</text:p>
          </table:table-cell>
          <table:table-cell office:value-type="string" calcext:value-type="string">
            <text:p>831 5729 0478</text:p>
          </table:table-cell>
          <table:table-cell office:value-type="string" calcext:value-type="string">
            <text:p>Apr 30, 2023 19:45:58</text:p>
          </table:table-cell>
          <table:table-cell office:value-type="float" office:value="135.5936" calcext:value-type="float">
            <text:p>135.59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05, 2023 00:08:2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Tryanny Against Human Consciousness</text:p>
          </table:table-cell>
          <table:table-cell office:value-type="string" calcext:value-type="string">
            <text:p>814 4390 8097</text:p>
          </table:table-cell>
          <table:table-cell office:value-type="string" calcext:value-type="string">
            <text:p>Apr 30, 2023 17:53:46</text:p>
          </table:table-cell>
          <table:table-cell office:value-type="float" office:value="602.7889" calcext:value-type="float">
            <text:p>602.78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05, 2023 18:04:0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TheRIHB</text:p>
          </table:table-cell>
          <table:table-cell office:value-type="string" calcext:value-type="string">
            <text:p>874 6980 8646</text:p>
          </table:table-cell>
          <table:table-cell office:value-type="string" calcext:value-type="string">
            <text:p>Apr 30, 2023 15:50:50</text:p>
          </table:table-cell>
          <table:table-cell office:value-type="float" office:value="409.1572" calcext:value-type="float">
            <text:p>409.15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 01, 2023 15:54:5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Truth</text:p>
          </table:table-cell>
          <table:table-cell office:value-type="string" calcext:value-type="string">
            <text:p>833 2937 6814</text:p>
          </table:table-cell>
          <table:table-cell office:value-type="string" calcext:value-type="string">
            <text:p>Apr 23, 2023 21:53:55</text:p>
          </table:table-cell>
          <table:table-cell office:value-type="float" office:value="178.1888" calcext:value-type="float">
            <text:p>178.18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27, 2023 01:36:3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Operation: Human Freedom</text:p>
          </table:table-cell>
          <table:table-cell office:value-type="string" calcext:value-type="string">
            <text:p>831 5729 0478</text:p>
          </table:table-cell>
          <table:table-cell office:value-type="string" calcext:value-type="string">
            <text:p>Apr 23, 2023 19:52:30</text:p>
          </table:table-cell>
          <table:table-cell office:value-type="float" office:value="843.9403" calcext:value-type="float">
            <text:p>843.94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y 10, 2023 16:25:5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Tryanny Against Human Consciousness</text:p>
          </table:table-cell>
          <table:table-cell office:value-type="string" calcext:value-type="string">
            <text:p>814 4390 8097</text:p>
          </table:table-cell>
          <table:table-cell office:value-type="string" calcext:value-type="string">
            <text:p>Apr 23, 2023 17:51:22</text:p>
          </table:table-cell>
          <table:table-cell office:value-type="float" office:value="0.3996" calcext:value-type="float">
            <text:p>0.39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30, 2023 18:09:3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TheRIHB</text:p>
          </table:table-cell>
          <table:table-cell office:value-type="string" calcext:value-type="string">
            <text:p>874 6980 8646</text:p>
          </table:table-cell>
          <table:table-cell office:value-type="string" calcext:value-type="string">
            <text:p>Apr 23, 2023 15:47:23</text:p>
          </table:table-cell>
          <table:table-cell office:value-type="float" office:value="474.7622" calcext:value-type="float">
            <text:p>474.76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 24, 2023 21:08:3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Truth</text:p>
          </table:table-cell>
          <table:table-cell office:value-type="string" calcext:value-type="string">
            <text:p>833 2937 6814</text:p>
          </table:table-cell>
          <table:table-cell office:value-type="string" calcext:value-type="string">
            <text:p>Apr 16, 2023 21:50:46</text:p>
          </table:table-cell>
          <table:table-cell office:value-type="float" office:value="0.354" calcext:value-type="float">
            <text:p>0.3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25, 2023 21:14:0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Operation: Human Freedom</text:p>
          </table:table-cell>
          <table:table-cell office:value-type="string" calcext:value-type="string">
            <text:p>831 5729 0478</text:p>
          </table:table-cell>
          <table:table-cell office:value-type="string" calcext:value-type="string">
            <text:p>Apr 16, 2023 20:28:45</text:p>
          </table:table-cell>
          <table:table-cell office:value-type="float" office:value="128.4558" calcext:value-type="float">
            <text:p>128.45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r 21, 2023 01:59:1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Tryanny Against Human Consciousness</text:p>
          </table:table-cell>
          <table:table-cell office:value-type="string" calcext:value-type="string">
            <text:p>814 4390 8097</text:p>
          </table:table-cell>
          <table:table-cell office:value-type="string" calcext:value-type="string">
            <text:p>Apr 16, 2023 17:50:35</text:p>
          </table:table-cell>
          <table:table-cell office:value-type="float" office:value="519.3199" calcext:value-type="float">
            <text:p>519.319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16, 2023 10:41:1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TheRIHB</text:p>
          </table:table-cell>
          <table:table-cell office:value-type="string" calcext:value-type="string">
            <text:p>874 6980 8646</text:p>
          </table:table-cell>
          <table:table-cell office:value-type="string" calcext:value-type="string">
            <text:p>Apr 16, 2023 15:43:33</text:p>
          </table:table-cell>
          <table:table-cell office:value-type="float" office:value="324.4303" calcext:value-type="float">
            <text:p>324.43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 17, 2023 02:02:2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Truth</text:p>
          </table:table-cell>
          <table:table-cell office:value-type="string" calcext:value-type="string">
            <text:p>833 2937 6814</text:p>
          </table:table-cell>
          <table:table-cell office:value-type="string" calcext:value-type="string">
            <text:p>Apr 09, 2023 21:56:45</text:p>
          </table:table-cell>
          <table:table-cell office:value-type="float" office:value="445.5286" calcext:value-type="float">
            <text:p>445.52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21, 2023 19:36:1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Truth</text:p>
          </table:table-cell>
          <table:table-cell office:value-type="string" calcext:value-type="string">
            <text:p>833 2937 6814</text:p>
          </table:table-cell>
          <table:table-cell office:value-type="string" calcext:value-type="string">
            <text:p>Apr 09, 2023 21:56:22</text:p>
          </table:table-cell>
          <table:table-cell office:value-type="float" office:value="0.3315" calcext:value-type="float">
            <text:p>0.33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Operation: Human Freedom</text:p>
          </table:table-cell>
          <table:table-cell office:value-type="string" calcext:value-type="string">
            <text:p>831 5729 0478</text:p>
          </table:table-cell>
          <table:table-cell office:value-type="string" calcext:value-type="string">
            <text:p>Apr 09, 2023 19:55:11</text:p>
          </table:table-cell>
          <table:table-cell office:value-type="float" office:value="684.8502" calcext:value-type="float">
            <text:p>684.8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17, 2023 17:44:3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Tryanny Against Human Consciousness</text:p>
          </table:table-cell>
          <table:table-cell office:value-type="string" calcext:value-type="string">
            <text:p>814 4390 8097</text:p>
          </table:table-cell>
          <table:table-cell office:value-type="string" calcext:value-type="string">
            <text:p>Apr 09, 2023 17:49:00</text:p>
          </table:table-cell>
          <table:table-cell office:value-type="float" office:value="663.4314" calcext:value-type="float">
            <text:p>663.43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15, 2023 04:31:2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TheRIHB</text:p>
          </table:table-cell>
          <table:table-cell office:value-type="string" calcext:value-type="string">
            <text:p>874 6980 8646</text:p>
          </table:table-cell>
          <table:table-cell office:value-type="string" calcext:value-type="string">
            <text:p>Apr 09, 2023 15:52:56</text:p>
          </table:table-cell>
          <table:table-cell office:value-type="float" office:value="821.3205" calcext:value-type="float">
            <text:p>821.32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 16, 2023 15:58:3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Truth</text:p>
          </table:table-cell>
          <table:table-cell office:value-type="string" calcext:value-type="string">
            <text:p>833 2937 6814</text:p>
          </table:table-cell>
          <table:table-cell office:value-type="string" calcext:value-type="string">
            <text:p>Apr 02, 2023 21:54:43</text:p>
          </table:table-cell>
          <table:table-cell office:value-type="float" office:value="613.6576" calcext:value-type="float">
            <text:p>613.65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10, 2023 05:33:3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Operation: Human Freedom</text:p>
          </table:table-cell>
          <table:table-cell office:value-type="string" calcext:value-type="string">
            <text:p>831 5729 0478</text:p>
          </table:table-cell>
          <table:table-cell office:value-type="string" calcext:value-type="string">
            <text:p>Apr 02, 2023 20:00:10</text:p>
          </table:table-cell>
          <table:table-cell office:value-type="float" office:value="745.5863" calcext:value-type="float">
            <text:p>745.586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 09, 2023 02:27:0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Tryanny Against Human Consciousness</text:p>
          </table:table-cell>
          <table:table-cell office:value-type="string" calcext:value-type="string">
            <text:p>814 4390 8097</text:p>
          </table:table-cell>
          <table:table-cell office:value-type="string" calcext:value-type="string">
            <text:p>Apr 02, 2023 17:53:02</text:p>
          </table:table-cell>
          <table:table-cell office:value-type="float" office:value="644.2911" calcext:value-type="float">
            <text:p>644.291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12, 2023 12:20:4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1-TheRIHB</text:p>
          </table:table-cell>
          <table:table-cell office:value-type="string" calcext:value-type="string">
            <text:p>874 6980 8646</text:p>
          </table:table-cell>
          <table:table-cell office:value-type="string" calcext:value-type="string">
            <text:p>Apr 02, 2023 15:56:53</text:p>
          </table:table-cell>
          <table:table-cell office:value-type="float" office:value="930.7238" calcext:value-type="float">
            <text:p>930.723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 17, 2023 05:44:0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Reality-2023-Q1</text:p>
          </table:table-cell>
          <table:table-cell office:value-type="string" calcext:value-type="string">
            <text:p>848 5488 1028</text:p>
          </table:table-cell>
          <table:table-cell office:value-type="string" calcext:value-type="string">
            <text:p>Mar 19, 2023 21:53:32</text:p>
          </table:table-cell>
          <table:table-cell office:value-type="float" office:value="535.2508" calcext:value-type="float">
            <text:p>535.25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22, 2023 04:52:3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Welcome to the Machine-2023-Q1</text:p>
          </table:table-cell>
          <table:table-cell office:value-type="string" calcext:value-type="string">
            <text:p>863 8893 3994</text:p>
          </table:table-cell>
          <table:table-cell office:value-type="string" calcext:value-type="string">
            <text:p>Mar 19, 2023 19:54:12</text:p>
          </table:table-cell>
          <table:table-cell office:value-type="float" office:value="734.3275" calcext:value-type="float">
            <text:p>734.327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27, 2023 03:56:5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Mar 19, 2023 16:19:38</text:p>
          </table:table-cell>
          <table:table-cell office:value-type="float" office:value="811.5547" calcext:value-type="float">
            <text:p>811.55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Reality-2023-Q1</text:p>
          </table:table-cell>
          <table:table-cell office:value-type="string" calcext:value-type="string">
            <text:p>848 5488 1028</text:p>
          </table:table-cell>
          <table:table-cell office:value-type="string" calcext:value-type="string">
            <text:p>Mar 12, 2023 21:51:34</text:p>
          </table:table-cell>
          <table:table-cell office:value-type="float" office:value="209.9755" calcext:value-type="float">
            <text:p>209.97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 05, 2023 16:09:2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Welcome to the Machine-2023-Q1</text:p>
          </table:table-cell>
          <table:table-cell office:value-type="string" calcext:value-type="string">
            <text:p>863 8893 3994</text:p>
          </table:table-cell>
          <table:table-cell office:value-type="string" calcext:value-type="string">
            <text:p>Mar 12, 2023 19:57:26</text:p>
          </table:table-cell>
          <table:table-cell office:value-type="float" office:value="829.5539" calcext:value-type="float">
            <text:p>829.55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18, 2023 03:17:5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Mar 12, 2023 16:52:45</text:p>
          </table:table-cell>
          <table:table-cell office:value-type="float" office:value="898.2752" calcext:value-type="float">
            <text:p>898.27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Mar 12, 2023 16:09:03</text:p>
          </table:table-cell>
          <table:table-cell office:value-type="float" office:value="1.0796" calcext:value-type="float">
            <text:p>1.07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Mar 12, 2023 16:01:37</text:p>
          </table:table-cell>
          <table:table-cell office:value-type="float" office:value="0.8686" calcext:value-type="float">
            <text:p>0.86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Mar 12, 2023 16:00:21</text:p>
          </table:table-cell>
          <table:table-cell office:value-type="float" office:value="0.8623" calcext:value-type="float">
            <text:p>0.86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Reality-2023-Q1</text:p>
          </table:table-cell>
          <table:table-cell office:value-type="string" calcext:value-type="string">
            <text:p>848 5488 1028</text:p>
          </table:table-cell>
          <table:table-cell office:value-type="string" calcext:value-type="string">
            <text:p>Mar 05, 2023 22:56:17</text:p>
          </table:table-cell>
          <table:table-cell office:value-type="float" office:value="222.213" calcext:value-type="float">
            <text:p>222.2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19, 2023 20:23:0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Welcome to the Machine-2023-Q1</text:p>
          </table:table-cell>
          <table:table-cell office:value-type="string" calcext:value-type="string">
            <text:p>863 8893 3994</text:p>
          </table:table-cell>
          <table:table-cell office:value-type="string" calcext:value-type="string">
            <text:p>Mar 05, 2023 20:54:46</text:p>
          </table:table-cell>
          <table:table-cell office:value-type="float" office:value="794.6066" calcext:value-type="float">
            <text:p>794.606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12, 2023 19:06:2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Mar 05, 2023 16:46:49</text:p>
          </table:table-cell>
          <table:table-cell office:value-type="float" office:value="968.4066" calcext:value-type="float">
            <text:p>968.406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18, 2023 00:45:3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Reality-2023-Q1</text:p>
          </table:table-cell>
          <table:table-cell office:value-type="string" calcext:value-type="string">
            <text:p>848 5488 1028</text:p>
          </table:table-cell>
          <table:table-cell office:value-type="string" calcext:value-type="string">
            <text:p>Feb 26, 2023 23:27:04</text:p>
          </table:table-cell>
          <table:table-cell office:value-type="float" office:value="187.5909" calcext:value-type="float">
            <text:p>187.59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05, 2023 03:36:3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Welcome to the Machine-2023-Q1</text:p>
          </table:table-cell>
          <table:table-cell office:value-type="string" calcext:value-type="string">
            <text:p>863 8893 3994</text:p>
          </table:table-cell>
          <table:table-cell office:value-type="string" calcext:value-type="string">
            <text:p>Feb 26, 2023 20:56:51</text:p>
          </table:table-cell>
          <table:table-cell office:value-type="float" office:value="925.5516" calcext:value-type="float">
            <text:p>925.55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05, 2023 20:57:3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Feb 26, 2023 16:50:33</text:p>
          </table:table-cell>
          <table:table-cell office:value-type="float" office:value="748.075" calcext:value-type="float">
            <text:p>748.07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02, 2023 00:48:0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peration Human Freedom</text:p>
          </table:table-cell>
          <table:table-cell office:value-type="string" calcext:value-type="string">
            <text:p>864 9092 3004</text:p>
          </table:table-cell>
          <table:table-cell office:value-type="string" calcext:value-type="string">
            <text:p>Feb 24, 2023 05:24:33</text:p>
          </table:table-cell>
          <table:table-cell office:value-type="float" office:value="1.1354" calcext:value-type="float">
            <text:p>1.13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22-TZ</text:p>
          </table:table-cell>
          <table:table-cell office:value-type="string" calcext:value-type="string">
            <text:p>867 0236 6269</text:p>
          </table:table-cell>
          <table:table-cell office:value-type="string" calcext:value-type="string">
            <text:p>Feb 22, 2023 06:29:10</text:p>
          </table:table-cell>
          <table:table-cell office:value-type="float" office:value="66.8141" calcext:value-type="float">
            <text:p>66.81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06, 2023 17:11:3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21-TZ</text:p>
          </table:table-cell>
          <table:table-cell office:value-type="string" calcext:value-type="string">
            <text:p>876 2601 3775</text:p>
          </table:table-cell>
          <table:table-cell office:value-type="string" calcext:value-type="string">
            <text:p>Feb 22, 2023 06:14:38</text:p>
          </table:table-cell>
          <table:table-cell office:value-type="float" office:value="53.1022" calcext:value-type="float">
            <text:p>53.10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06, 2023 17:11:3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20-TZ</text:p>
          </table:table-cell>
          <table:table-cell office:value-type="string" calcext:value-type="string">
            <text:p>881 9256 0436</text:p>
          </table:table-cell>
          <table:table-cell office:value-type="string" calcext:value-type="string">
            <text:p>Feb 22, 2023 03:19:31</text:p>
          </table:table-cell>
          <table:table-cell office:value-type="float" office:value="75.3718" calcext:value-type="float">
            <text:p>75.37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06, 2023 16:59:5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19-TZ</text:p>
          </table:table-cell>
          <table:table-cell office:value-type="string" calcext:value-type="string">
            <text:p>819 1059 7259</text:p>
          </table:table-cell>
          <table:table-cell office:value-type="string" calcext:value-type="string">
            <text:p>Feb 22, 2023 03:05:52</text:p>
          </table:table-cell>
          <table:table-cell office:value-type="float" office:value="48.935" calcext:value-type="float">
            <text:p>48.9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06, 2023 16:59:3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18-TZ</text:p>
          </table:table-cell>
          <table:table-cell office:value-type="string" calcext:value-type="string">
            <text:p>840 4025 4053</text:p>
          </table:table-cell>
          <table:table-cell office:value-type="string" calcext:value-type="string">
            <text:p>Feb 22, 2023 02:46:09</text:p>
          </table:table-cell>
          <table:table-cell office:value-type="float" office:value="67.3252" calcext:value-type="float">
            <text:p>67.32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06, 2023 16:56:4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17-TZ</text:p>
          </table:table-cell>
          <table:table-cell office:value-type="string" calcext:value-type="string">
            <text:p>826 0751 7634</text:p>
          </table:table-cell>
          <table:table-cell office:value-type="string" calcext:value-type="string">
            <text:p>Feb 22, 2023 02:07:20</text:p>
          </table:table-cell>
          <table:table-cell office:value-type="float" office:value="82.5662" calcext:value-type="float">
            <text:p>82.56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06, 2023 16:51:5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16-TZ</text:p>
          </table:table-cell>
          <table:table-cell office:value-type="string" calcext:value-type="string">
            <text:p>891 5689 7858</text:p>
          </table:table-cell>
          <table:table-cell office:value-type="string" calcext:value-type="string">
            <text:p>Feb 22, 2023 01:52:54</text:p>
          </table:table-cell>
          <table:table-cell office:value-type="float" office:value="52.7928" calcext:value-type="float">
            <text:p>52.79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Oct 06, 2023 16:43:5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15-TZ</text:p>
          </table:table-cell>
          <table:table-cell office:value-type="string" calcext:value-type="string">
            <text:p>858 3335 6622</text:p>
          </table:table-cell>
          <table:table-cell office:value-type="string" calcext:value-type="string">
            <text:p>Feb 22, 2023 01:16:08</text:p>
          </table:table-cell>
          <table:table-cell office:value-type="float" office:value="57.4532" calcext:value-type="float">
            <text:p>57.45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06, 2023 16:42:4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14-TZ</text:p>
          </table:table-cell>
          <table:table-cell office:value-type="string" calcext:value-type="string">
            <text:p>879 6985 9611</text:p>
          </table:table-cell>
          <table:table-cell office:value-type="string" calcext:value-type="string">
            <text:p>Feb 22, 2023 01:04:36</text:p>
          </table:table-cell>
          <table:table-cell office:value-type="float" office:value="29.479" calcext:value-type="float">
            <text:p>29.4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06, 2023 16:42:1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13-TZ</text:p>
          </table:table-cell>
          <table:table-cell office:value-type="string" calcext:value-type="string">
            <text:p>871 0146 7340</text:p>
          </table:table-cell>
          <table:table-cell office:value-type="string" calcext:value-type="string">
            <text:p>Feb 22, 2023 00:53:22</text:p>
          </table:table-cell>
          <table:table-cell office:value-type="float" office:value="45.6571" calcext:value-type="float">
            <text:p>45.65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06, 2023 16:41:2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12-TZ</text:p>
          </table:table-cell>
          <table:table-cell office:value-type="string" calcext:value-type="string">
            <text:p>863 3984 4441</text:p>
          </table:table-cell>
          <table:table-cell office:value-type="string" calcext:value-type="string">
            <text:p>Feb 22, 2023 00:31:14</text:p>
          </table:table-cell>
          <table:table-cell office:value-type="float" office:value="86.6933" calcext:value-type="float">
            <text:p>86.69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 24, 2023 21:11:1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11-TZ</text:p>
          </table:table-cell>
          <table:table-cell office:value-type="string" calcext:value-type="string">
            <text:p>844 8334 4291</text:p>
          </table:table-cell>
          <table:table-cell office:value-type="string" calcext:value-type="string">
            <text:p>Feb 21, 2023 21:47:38</text:p>
          </table:table-cell>
          <table:table-cell office:value-type="float" office:value="66.8159" calcext:value-type="float">
            <text:p>66.81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 06, 2023 16:27:1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10-TZ</text:p>
          </table:table-cell>
          <table:table-cell office:value-type="string" calcext:value-type="string">
            <text:p>853 9866 7070</text:p>
          </table:table-cell>
          <table:table-cell office:value-type="string" calcext:value-type="string">
            <text:p>Feb 21, 2023 21:12:39</text:p>
          </table:table-cell>
          <table:table-cell office:value-type="float" office:value="69.8111" calcext:value-type="float">
            <text:p>69.81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 23, 2023 15:50:3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9-TZ</text:p>
          </table:table-cell>
          <table:table-cell office:value-type="string" calcext:value-type="string">
            <text:p>891 8196 2169</text:p>
          </table:table-cell>
          <table:table-cell office:value-type="string" calcext:value-type="string">
            <text:p>Feb 21, 2023 21:01:48</text:p>
          </table:table-cell>
          <table:table-cell office:value-type="float" office:value="37.2028" calcext:value-type="float">
            <text:p>37.20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 06, 2023 17:14:4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8-TZ</text:p>
          </table:table-cell>
          <table:table-cell office:value-type="string" calcext:value-type="string">
            <text:p>879 3774 1318</text:p>
          </table:table-cell>
          <table:table-cell office:value-type="string" calcext:value-type="string">
            <text:p>Feb 21, 2023 20:46:17</text:p>
          </table:table-cell>
          <table:table-cell office:value-type="float" office:value="52.6371" calcext:value-type="float">
            <text:p>52.63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p 23, 2023 15:48:1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7-TZ</text:p>
          </table:table-cell>
          <table:table-cell office:value-type="string" calcext:value-type="string">
            <text:p>894 5882 9388</text:p>
          </table:table-cell>
          <table:table-cell office:value-type="string" calcext:value-type="string">
            <text:p>Feb 21, 2023 20:09:11</text:p>
          </table:table-cell>
          <table:table-cell office:value-type="float" office:value="58.719" calcext:value-type="float">
            <text:p>58.7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 04, 2023 21:09:4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6-TZ</text:p>
          </table:table-cell>
          <table:table-cell office:value-type="string" calcext:value-type="string">
            <text:p>873 4036 5106</text:p>
          </table:table-cell>
          <table:table-cell office:value-type="string" calcext:value-type="string">
            <text:p>Feb 21, 2023 19:50:44</text:p>
          </table:table-cell>
          <table:table-cell office:value-type="float" office:value="54.8507" calcext:value-type="float">
            <text:p>54.85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p 04, 2023 21:42:0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5-TZ</text:p>
          </table:table-cell>
          <table:table-cell office:value-type="string" calcext:value-type="string">
            <text:p>850 5482 9116</text:p>
          </table:table-cell>
          <table:table-cell office:value-type="string" calcext:value-type="string">
            <text:p>Feb 21, 2023 19:33:11</text:p>
          </table:table-cell>
          <table:table-cell office:value-type="float" office:value="51.5307" calcext:value-type="float">
            <text:p>51.53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 04, 2023 21:08:3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4-TZ</text:p>
          </table:table-cell>
          <table:table-cell office:value-type="string" calcext:value-type="string">
            <text:p>832 6103 4103</text:p>
          </table:table-cell>
          <table:table-cell office:value-type="string" calcext:value-type="string">
            <text:p>Feb 21, 2023 03:02:35</text:p>
          </table:table-cell>
          <table:table-cell office:value-type="float" office:value="36.7184" calcext:value-type="float">
            <text:p>36.71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 04, 2023 21:07:4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3-TZ</text:p>
          </table:table-cell>
          <table:table-cell office:value-type="string" calcext:value-type="string">
            <text:p>870 1710 2191</text:p>
          </table:table-cell>
          <table:table-cell office:value-type="string" calcext:value-type="string">
            <text:p>Feb 21, 2023 02:48:33</text:p>
          </table:table-cell>
          <table:table-cell office:value-type="float" office:value="37.9866" calcext:value-type="float">
            <text:p>37.986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ep 04, 2023 20:58:5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2-TZ</text:p>
          </table:table-cell>
          <table:table-cell office:value-type="string" calcext:value-type="string">
            <text:p>851 2056 1774</text:p>
          </table:table-cell>
          <table:table-cell office:value-type="string" calcext:value-type="string">
            <text:p>Feb 21, 2023 02:29:52</text:p>
          </table:table-cell>
          <table:table-cell office:value-type="float" office:value="52.8353" calcext:value-type="float">
            <text:p>52.83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 04, 2023 20:39:4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AHC-C1-TZ</text:p>
          </table:table-cell>
          <table:table-cell office:value-type="string" calcext:value-type="string">
            <text:p>838 0518 6252</text:p>
          </table:table-cell>
          <table:table-cell office:value-type="string" calcext:value-type="string">
            <text:p>Feb 21, 2023 01:20:10</text:p>
          </table:table-cell>
          <table:table-cell office:value-type="float" office:value="94.6255" calcext:value-type="float">
            <text:p>94.625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 04, 2023 19:03:0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Reality-2023-Q1</text:p>
          </table:table-cell>
          <table:table-cell office:value-type="string" calcext:value-type="string">
            <text:p>848 5488 1028</text:p>
          </table:table-cell>
          <table:table-cell office:value-type="string" calcext:value-type="string">
            <text:p>Feb 19, 2023 22:56:03</text:p>
          </table:table-cell>
          <table:table-cell office:value-type="float" office:value="244.051" calcext:value-type="float">
            <text:p>244.05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 27, 2023 02:03:0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Welcome to the Machine-2023-Q1</text:p>
          </table:table-cell>
          <table:table-cell office:value-type="string" calcext:value-type="string">
            <text:p>863 8893 3994</text:p>
          </table:table-cell>
          <table:table-cell office:value-type="string" calcext:value-type="string">
            <text:p>Feb 19, 2023 20:59:18</text:p>
          </table:table-cell>
          <table:table-cell office:value-type="float" office:value="698.0369" calcext:value-type="float">
            <text:p>698.036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02, 2023 02:48:3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Feb 19, 2023 16:50:42</text:p>
          </table:table-cell>
          <table:table-cell office:value-type="float" office:value="1561.2284" calcext:value-type="float">
            <text:p>1561.228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 25, 2023 02:30:0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David Wood's Personal Meeting Room</text:p>
          </table:table-cell>
          <table:table-cell office:value-type="string" calcext:value-type="string">
            <text:p>640 229 2580</text:p>
          </table:table-cell>
          <table:table-cell office:value-type="string" calcext:value-type="string">
            <text:p>Feb 19, 2023 01:23:23</text:p>
          </table:table-cell>
          <table:table-cell office:value-type="float" office:value="0.3654" calcext:value-type="float">
            <text:p>0.36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David Wood's Personal Meeting Room</text:p>
          </table:table-cell>
          <table:table-cell office:value-type="string" calcext:value-type="string">
            <text:p>640 229 2580</text:p>
          </table:table-cell>
          <table:table-cell office:value-type="string" calcext:value-type="string">
            <text:p>Feb 17, 2023 19:55:26</text:p>
          </table:table-cell>
          <table:table-cell office:value-type="float" office:value="858.6203" calcext:value-type="float">
            <text:p>858.62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Reality-2023-Q1</text:p>
          </table:table-cell>
          <table:table-cell office:value-type="string" calcext:value-type="string">
            <text:p>848 5488 1028</text:p>
          </table:table-cell>
          <table:table-cell office:value-type="string" calcext:value-type="string">
            <text:p>Feb 12, 2023 22:52:36</text:p>
          </table:table-cell>
          <table:table-cell office:value-type="float" office:value="203.905" calcext:value-type="float">
            <text:p>203.90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 19, 2023 12:44:2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Welcome to the Machine-2023-Q1</text:p>
          </table:table-cell>
          <table:table-cell office:value-type="string" calcext:value-type="string">
            <text:p>863 8893 3994</text:p>
          </table:table-cell>
          <table:table-cell office:value-type="string" calcext:value-type="string">
            <text:p>Feb 12, 2023 20:48:05</text:p>
          </table:table-cell>
          <table:table-cell office:value-type="float" office:value="611.6754" calcext:value-type="float">
            <text:p>611.67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 26, 2023 00:14:3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Welcome to the Machine-2023-Q1</text:p>
          </table:table-cell>
          <table:table-cell office:value-type="string" calcext:value-type="string">
            <text:p>863 8893 3994</text:p>
          </table:table-cell>
          <table:table-cell office:value-type="string" calcext:value-type="string">
            <text:p>Feb 12, 2023 20:44:25</text:p>
          </table:table-cell>
          <table:table-cell office:value-type="float" office:value="8.27" calcext:value-type="float">
            <text:p>8.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Feb 12, 2023 16:51:46</text:p>
          </table:table-cell>
          <table:table-cell office:value-type="float" office:value="962.9594" calcext:value-type="float">
            <text:p>962.959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28, 2023 16:14:1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RIHB Website Development Meeting</text:p>
          </table:table-cell>
          <table:table-cell office:value-type="string" calcext:value-type="string">
            <text:p>853 1749 1060</text:p>
          </table:table-cell>
          <table:table-cell office:value-type="string" calcext:value-type="string">
            <text:p>Feb 10, 2023 19:46:12</text:p>
          </table:table-cell>
          <table:table-cell office:value-type="float" office:value="1213.1703" calcext:value-type="float">
            <text:p>1213.17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Reality-2023-Q1</text:p>
          </table:table-cell>
          <table:table-cell office:value-type="string" calcext:value-type="string">
            <text:p>848 5488 1028</text:p>
          </table:table-cell>
          <table:table-cell office:value-type="string" calcext:value-type="string">
            <text:p>Feb 05, 2023 22:56:17</text:p>
          </table:table-cell>
          <table:table-cell office:value-type="float" office:value="563.7823" calcext:value-type="float">
            <text:p>563.78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 12, 2023 07:09:0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Welcome to the Machine-2023-Q1</text:p>
          </table:table-cell>
          <table:table-cell office:value-type="string" calcext:value-type="string">
            <text:p>863 8893 3994</text:p>
          </table:table-cell>
          <table:table-cell office:value-type="string" calcext:value-type="string">
            <text:p>Feb 05, 2023 20:57:44</text:p>
          </table:table-cell>
          <table:table-cell office:value-type="float" office:value="827.4016" calcext:value-type="float">
            <text:p>827.401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31, 2023 01:58:0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Feb 05, 2023 16:48:50</text:p>
          </table:table-cell>
          <table:table-cell office:value-type="float" office:value="880.8546" calcext:value-type="float">
            <text:p>880.854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12, 2023 21:15:2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Reality-2023-Q1</text:p>
          </table:table-cell>
          <table:table-cell office:value-type="string" calcext:value-type="string">
            <text:p>848 5488 1028</text:p>
          </table:table-cell>
          <table:table-cell office:value-type="string" calcext:value-type="string">
            <text:p>Jan 29, 2023 22:55:43</text:p>
          </table:table-cell>
          <table:table-cell office:value-type="float" office:value="224.3263" calcext:value-type="float">
            <text:p>224.326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05, 2023 03:46:1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Welcome to the Machine-2023-Q1</text:p>
          </table:table-cell>
          <table:table-cell office:value-type="string" calcext:value-type="string">
            <text:p>863 8893 3994</text:p>
          </table:table-cell>
          <table:table-cell office:value-type="string" calcext:value-type="string">
            <text:p>Jan 29, 2023 21:01:44</text:p>
          </table:table-cell>
          <table:table-cell office:value-type="float" office:value="1018.6015" calcext:value-type="float">
            <text:p>1018.60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 04, 2023 18:51:2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Jan 29, 2023 16:40:41</text:p>
          </table:table-cell>
          <table:table-cell office:value-type="float" office:value="1888.1205" calcext:value-type="float">
            <text:p>1888.12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 19, 2023 00:22:2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Reality-2023-Q1</text:p>
          </table:table-cell>
          <table:table-cell office:value-type="string" calcext:value-type="string">
            <text:p>848 5488 1028</text:p>
          </table:table-cell>
          <table:table-cell office:value-type="string" calcext:value-type="string">
            <text:p>Jan 22, 2023 22:53:44</text:p>
          </table:table-cell>
          <table:table-cell office:value-type="float" office:value="916.166" calcext:value-type="float">
            <text:p>916.16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 29, 2023 20:48:1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Welcome to the Machine-2023-Q1</text:p>
          </table:table-cell>
          <table:table-cell office:value-type="string" calcext:value-type="string">
            <text:p>863 8893 3994</text:p>
          </table:table-cell>
          <table:table-cell office:value-type="string" calcext:value-type="string">
            <text:p>Jan 22, 2023 20:53:58</text:p>
          </table:table-cell>
          <table:table-cell office:value-type="float" office:value="764.877" calcext:value-type="float">
            <text:p>764.87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31, 2023 01:58:30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Jan 22, 2023 16:44:58</text:p>
          </table:table-cell>
          <table:table-cell office:value-type="float" office:value="992.1221" calcext:value-type="float">
            <text:p>992.122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05, 2023 03:47:1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Reality-2023-Q1</text:p>
          </table:table-cell>
          <table:table-cell office:value-type="string" calcext:value-type="string">
            <text:p>848 5488 1028</text:p>
          </table:table-cell>
          <table:table-cell office:value-type="string" calcext:value-type="string">
            <text:p>Jan 15, 2023 22:48:37</text:p>
          </table:table-cell>
          <table:table-cell office:value-type="float" office:value="1127.3224" calcext:value-type="float">
            <text:p>1127.32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 19, 2023 22:52:34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Welcome to the Machine-2023-Q1</text:p>
          </table:table-cell>
          <table:table-cell office:value-type="string" calcext:value-type="string">
            <text:p>863 8893 3994</text:p>
          </table:table-cell>
          <table:table-cell office:value-type="string" calcext:value-type="string">
            <text:p>Jan 15, 2023 20:50:43</text:p>
          </table:table-cell>
          <table:table-cell office:value-type="float" office:value="695.7112" calcext:value-type="float">
            <text:p>695.71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26, 2023 05:15:3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Jan 15, 2023 16:39:59</text:p>
          </table:table-cell>
          <table:table-cell office:value-type="float" office:value="1211.6972" calcext:value-type="float">
            <text:p>1211.697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05, 2023 03:47:2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David Wood's Personal Meeting Room</text:p>
          </table:table-cell>
          <table:table-cell office:value-type="string" calcext:value-type="string">
            <text:p>640 229 2580</text:p>
          </table:table-cell>
          <table:table-cell office:value-type="string" calcext:value-type="string">
            <text:p>Jan 13, 2023 03:59:40</text:p>
          </table:table-cell>
          <table:table-cell office:value-type="float" office:value="474.5527" calcext:value-type="float">
            <text:p>474.55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Reality-2023-Q1</text:p>
          </table:table-cell>
          <table:table-cell office:value-type="string" calcext:value-type="string">
            <text:p>848 5488 1028</text:p>
          </table:table-cell>
          <table:table-cell office:value-type="string" calcext:value-type="string">
            <text:p>Jan 08, 2023 22:58:47</text:p>
          </table:table-cell>
          <table:table-cell office:value-type="float" office:value="747.3406" calcext:value-type="float">
            <text:p>747.34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 15, 2023 04:46:0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Welcome to the Machine-2023-Q1</text:p>
          </table:table-cell>
          <table:table-cell office:value-type="string" calcext:value-type="string">
            <text:p>863 8893 3994</text:p>
          </table:table-cell>
          <table:table-cell office:value-type="string" calcext:value-type="string">
            <text:p>Jan 08, 2023 20:52:20</text:p>
          </table:table-cell>
          <table:table-cell office:value-type="float" office:value="733.5248" calcext:value-type="float">
            <text:p>733.524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05, 2023 20:58:0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TheRIHB-G1 Meeting-2023-Q1</text:p>
          </table:table-cell>
          <table:table-cell office:value-type="string" calcext:value-type="string">
            <text:p>851 5877 8948</text:p>
          </table:table-cell>
          <table:table-cell office:value-type="string" calcext:value-type="string">
            <text:p>Jan 08, 2023 16:46:17</text:p>
          </table:table-cell>
          <table:table-cell office:value-type="float" office:value="877.3346" calcext:value-type="float">
            <text:p>877.334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 12, 2023 17:51:4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David Wood's Personal Meeting Room</text:p>
          </table:table-cell>
          <table:table-cell office:value-type="string" calcext:value-type="string">
            <text:p>640 229 2580</text:p>
          </table:table-cell>
          <table:table-cell office:value-type="string" calcext:value-type="string">
            <text:p>Jan 07, 2023 19:28:19</text:p>
          </table:table-cell>
          <table:table-cell office:value-type="float" office:value="0.5291" calcext:value-type="float">
            <text:p>0.52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Sovereignty</text:p>
          </table:table-cell>
          <table:table-cell office:value-type="string" calcext:value-type="string">
            <text:p>816 7927 0835</text:p>
          </table:table-cell>
          <table:table-cell office:value-type="string" calcext:value-type="string">
            <text:p>Dec 11, 2022 22:56:27</text:p>
          </table:table-cell>
          <table:table-cell office:value-type="float" office:value="1008.159" calcext:value-type="float">
            <text:p>1008.15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 24, 2022 04:46:3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Tyranny Against Human Consciousness</text:p>
          </table:table-cell>
          <table:table-cell office:value-type="string" calcext:value-type="string">
            <text:p>890 2076 3746</text:p>
          </table:table-cell>
          <table:table-cell office:value-type="string" calcext:value-type="string">
            <text:p>Dec 11, 2022 20:53:23</text:p>
          </table:table-cell>
          <table:table-cell office:value-type="float" office:value="759.2939" calcext:value-type="float">
            <text:p>759.29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 22, 2023 23:39:5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Own Your Truth</text:p>
          </table:table-cell>
          <table:table-cell office:value-type="string" calcext:value-type="string">
            <text:p>852 0723 3184</text:p>
          </table:table-cell>
          <table:table-cell office:value-type="string" calcext:value-type="string">
            <text:p>Dec 11, 2022 16:47:14</text:p>
          </table:table-cell>
          <table:table-cell office:value-type="float" office:value="728.8017" calcext:value-type="float">
            <text:p>728.801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 24, 2022 04:48:4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Sovereignty</text:p>
          </table:table-cell>
          <table:table-cell office:value-type="string" calcext:value-type="string">
            <text:p>816 7927 0835</text:p>
          </table:table-cell>
          <table:table-cell office:value-type="string" calcext:value-type="string">
            <text:p>Dec 04, 2022 22:57:50</text:p>
          </table:table-cell>
          <table:table-cell office:value-type="float" office:value="839.2267" calcext:value-type="float">
            <text:p>839.226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 31, 2022 22:36:1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Tyranny Against Human Consciousness</text:p>
          </table:table-cell>
          <table:table-cell office:value-type="string" calcext:value-type="string">
            <text:p>890 2076 3746</text:p>
          </table:table-cell>
          <table:table-cell office:value-type="string" calcext:value-type="string">
            <text:p>Dec 04, 2022 20:57:50</text:p>
          </table:table-cell>
          <table:table-cell office:value-type="float" office:value="682.9047" calcext:value-type="float">
            <text:p>682.904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 26, 2023 05:15:3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Own Your Truth</text:p>
          </table:table-cell>
          <table:table-cell office:value-type="string" calcext:value-type="string">
            <text:p>852 0723 3184</text:p>
          </table:table-cell>
          <table:table-cell office:value-type="string" calcext:value-type="string">
            <text:p>Dec 04, 2022 16:50:36</text:p>
          </table:table-cell>
          <table:table-cell office:value-type="float" office:value="646.5751" calcext:value-type="float">
            <text:p>646.575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08, 2023 15:56:01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Tyranny Against Human Consciousness</text:p>
          </table:table-cell>
          <table:table-cell office:value-type="string" calcext:value-type="string">
            <text:p>890 2076 3746</text:p>
          </table:table-cell>
          <table:table-cell office:value-type="string" calcext:value-type="string">
            <text:p>Dec 03, 2022 19:06:05</text:p>
          </table:table-cell>
          <table:table-cell office:value-type="float" office:value="4.2241" calcext:value-type="float">
            <text:p>4.22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Sovereignty</text:p>
          </table:table-cell>
          <table:table-cell office:value-type="string" calcext:value-type="string">
            <text:p>816 7927 0835</text:p>
          </table:table-cell>
          <table:table-cell office:value-type="string" calcext:value-type="string">
            <text:p>Nov 27, 2022 22:50:45</text:p>
          </table:table-cell>
          <table:table-cell office:value-type="float" office:value="736.7639" calcext:value-type="float">
            <text:p>736.76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 11, 2024 13:31:5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Tyranny Against Human Consciousness</text:p>
          </table:table-cell>
          <table:table-cell office:value-type="string" calcext:value-type="string">
            <text:p>890 2076 3746</text:p>
          </table:table-cell>
          <table:table-cell office:value-type="string" calcext:value-type="string">
            <text:p>Nov 27, 2022 20:53:28</text:p>
          </table:table-cell>
          <table:table-cell office:value-type="float" office:value="797.2534" calcext:value-type="float">
            <text:p>797.253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ct 11, 2024 13:36:1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Own Your Truth</text:p>
          </table:table-cell>
          <table:table-cell office:value-type="string" calcext:value-type="string">
            <text:p>852 0723 3184</text:p>
          </table:table-cell>
          <table:table-cell office:value-type="string" calcext:value-type="string">
            <text:p>Nov 27, 2022 16:45:18</text:p>
          </table:table-cell>
          <table:table-cell office:value-type="float" office:value="590.9128" calcext:value-type="float">
            <text:p>590.91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t 11, 2024 13:40:18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Sovereignty</text:p>
          </table:table-cell>
          <table:table-cell office:value-type="string" calcext:value-type="string">
            <text:p>816 7927 0835</text:p>
          </table:table-cell>
          <table:table-cell office:value-type="string" calcext:value-type="string">
            <text:p>Nov 20, 2022 22:55:21</text:p>
          </table:table-cell>
          <table:table-cell office:value-type="float" office:value="902.1524" calcext:value-type="float">
            <text:p>902.15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11, 2024 13:45:02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Tyranny Against Human Consciousness</text:p>
          </table:table-cell>
          <table:table-cell office:value-type="string" calcext:value-type="string">
            <text:p>890 2076 3746</text:p>
          </table:table-cell>
          <table:table-cell office:value-type="string" calcext:value-type="string">
            <text:p>Nov 20, 2022 20:47:30</text:p>
          </table:table-cell>
          <table:table-cell office:value-type="float" office:value="674.9364" calcext:value-type="float">
            <text:p>674.93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t 11, 2024 13:47:06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Own Your Truth</text:p>
          </table:table-cell>
          <table:table-cell office:value-type="string" calcext:value-type="string">
            <text:p>852 0723 3184</text:p>
          </table:table-cell>
          <table:table-cell office:value-type="string" calcext:value-type="string">
            <text:p>Nov 20, 2022 16:44:37</text:p>
          </table:table-cell>
          <table:table-cell office:value-type="float" office:value="950.678" calcext:value-type="float">
            <text:p>950.67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ct 11, 2024 13:50:03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Sovereignty</text:p>
          </table:table-cell>
          <table:table-cell office:value-type="string" calcext:value-type="string">
            <text:p>816 7927 0835</text:p>
          </table:table-cell>
          <table:table-cell office:value-type="string" calcext:value-type="string">
            <text:p>Nov 13, 2022 22:54:25</text:p>
          </table:table-cell>
          <table:table-cell office:value-type="float" office:value="979.6609" calcext:value-type="float">
            <text:p>979.66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t 11, 2024 13:50:4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Tyranny Against Human Consciousness</text:p>
          </table:table-cell>
          <table:table-cell office:value-type="string" calcext:value-type="string">
            <text:p>890 2076 3746</text:p>
          </table:table-cell>
          <table:table-cell office:value-type="string" calcext:value-type="string">
            <text:p>Nov 13, 2022 20:51:26</text:p>
          </table:table-cell>
          <table:table-cell office:value-type="float" office:value="640.8367" calcext:value-type="float">
            <text:p>640.836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t 11, 2024 13:56:1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Own Your Truth</text:p>
          </table:table-cell>
          <table:table-cell office:value-type="string" calcext:value-type="string">
            <text:p>852 0723 3184</text:p>
          </table:table-cell>
          <table:table-cell office:value-type="string" calcext:value-type="string">
            <text:p>Nov 13, 2022 16:43:01</text:p>
          </table:table-cell>
          <table:table-cell office:value-type="float" office:value="778.9322" calcext:value-type="float">
            <text:p>778.93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11, 2024 14:00:3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Sovereignty</text:p>
          </table:table-cell>
          <table:table-cell office:value-type="string" calcext:value-type="string">
            <text:p>816 7927 0835</text:p>
          </table:table-cell>
          <table:table-cell office:value-type="string" calcext:value-type="string">
            <text:p>Nov 06, 2022 22:52:10</text:p>
          </table:table-cell>
          <table:table-cell office:value-type="float" office:value="720.3892" calcext:value-type="float">
            <text:p>720.389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11, 2024 14:02:45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3-Own Your Sovereignty</text:p>
          </table:table-cell>
          <table:table-cell office:value-type="string" calcext:value-type="string">
            <text:p>816 7927 0835</text:p>
          </table:table-cell>
          <table:table-cell office:value-type="string" calcext:value-type="string">
            <text:p>Nov 06, 2022 22:26:56</text:p>
          </table:table-cell>
          <table:table-cell office:value-type="float" office:value="1.1413" calcext:value-type="float">
            <text:p>1.14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 11, 2024 14:03:07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5-Tyranny Against Human Consciousness</text:p>
          </table:table-cell>
          <table:table-cell office:value-type="string" calcext:value-type="string">
            <text:p>890 2076 3746</text:p>
          </table:table-cell>
          <table:table-cell office:value-type="string" calcext:value-type="string">
            <text:p>Nov 06, 2022 20:52:43</text:p>
          </table:table-cell>
          <table:table-cell office:value-type="float" office:value="529.3398" calcext:value-type="float">
            <text:p>529.339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ct 11, 2024 14:04:49</text:p>
          </table:table-cell>
        </table:table-row>
        <table:table-row table:style-name="ro1">
          <table:table-cell office:value-type="string" calcext:value-type="string">
            <text:p>ddwmai@gmail.com</text:p>
          </table:table-cell>
          <table:table-cell office:value-type="string" calcext:value-type="string">
            <text:p>G2-Own Your Truth</text:p>
          </table:table-cell>
          <table:table-cell office:value-type="string" calcext:value-type="string">
            <text:p>852 0723 3184</text:p>
          </table:table-cell>
          <table:table-cell office:value-type="string" calcext:value-type="string">
            <text:p>Nov 06, 2022 16:43:25</text:p>
          </table:table-cell>
          <table:table-cell office:value-type="float" office:value="745.7304" calcext:value-type="float">
            <text:p>745.730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 11, 2024 14:05: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950" meta:object-count="0"/>
    <meta:generator>LibreOffice/7.3.7.2$Linux_X86_64 LibreOffice_project/30$Build-2</meta:generator>
  </office:meta>
</office:document-meta>
</file>